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8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pianoterr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Kw ACS</text:p>
          </table:table-cell>
          <table:table-cell office:value-type="string" calcext:value-type="string">
            <text:p>Kw Riscaldamento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float" office:value="7.26783266975335" calcext:value-type="float">
            <text:p>7.26783266975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float" office:value="1.87079175207758" calcext:value-type="float">
            <text:p>1.87079175207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float" office:value="5.36549572786325" calcext:value-type="float">
            <text:p>5.36549572786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float" office:value="9.61748911117388" calcext:value-type="float">
            <text:p>9.61748911117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float" office:value="28.8597179299387" calcext:value-type="float">
            <text:p>28.8597179299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float" office:value="9.42680628890199" calcext:value-type="float">
            <text:p>9.42680628890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float" office:value="5.00499921324958" calcext:value-type="float">
            <text:p>5.00499921324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float" office:value="9.69653896415369" calcext:value-type="float">
            <text:p>9.69653896415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float" office:value="5.5878341921616" calcext:value-type="float">
            <text:p>5.5878341921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float" office:value="4.61741298009363" calcext:value-type="float">
            <text:p>4.61741298009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8" calcext:value-type="date">
            <text:p>2022-12-18</text:p>
          </table:table-cell>
          <table:table-cell office:value-type="float" office:value="5.04585938766991" calcext:value-type="float">
            <text:p>5.04585938766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float" office:value="0.333288459604653" calcext:value-type="float">
            <text:p>0.333288459604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float" office:value="3.38187188991032" calcext:value-type="float">
            <text:p>3.3818718899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float" office:value="1.00372954193753" calcext:value-type="float">
            <text:p>1.00372954193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5" calcext:value-type="date">
            <text:p>2022-12-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1" calcext:value-type="date">
            <text:p>2023-01-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2" calcext:value-type="date">
            <text:p>2023-01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3" calcext:value-type="date">
            <text:p>2023-01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4" calcext:value-type="date">
            <text:p>2023-01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5" calcext:value-type="date">
            <text:p>2023-01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6" calcext:value-type="date">
            <text:p>2023-01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7" calcext:value-type="date">
            <text:p>2023-01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8" calcext:value-type="date">
            <text:p>2023-01-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9" calcext:value-type="date">
            <text:p>2023-01-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0" calcext:value-type="date">
            <text:p>2023-01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1" calcext:value-type="date">
            <text:p>2023-01-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2" calcext:value-type="date">
            <text:p>2023-01-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3" calcext:value-type="date">
            <text:p>2023-01-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4" calcext:value-type="date">
            <text:p>2023-01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5" calcext:value-type="date">
            <text:p>2023-01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6" calcext:value-type="date">
            <text:p>2023-01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7" calcext:value-type="date">
            <text:p>2023-01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8" calcext:value-type="date">
            <text:p>2023-01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9" calcext:value-type="date">
            <text:p>2023-01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0" calcext:value-type="date">
            <text:p>2023-01-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1" calcext:value-type="date">
            <text:p>2023-01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2" calcext:value-type="date">
            <text:p>2023-01-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3" calcext:value-type="date">
            <text:p>2023-01-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4" calcext:value-type="date">
            <text:p>2023-01-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5" calcext:value-type="date">
            <text:p>2023-01-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6" calcext:value-type="date">
            <text:p>2023-01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7" calcext:value-type="date">
            <text:p>2023-01-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8" calcext:value-type="date">
            <text:p>2023-01-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9" calcext:value-type="date">
            <text:p>2023-01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30" calcext:value-type="date">
            <text:p>2023-01-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31" calcext:value-type="date">
            <text:p>2023-01-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1" calcext:value-type="date">
            <text:p>2023-02-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2" calcext:value-type="date">
            <text:p>2023-02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3" calcext:value-type="date">
            <text:p>2023-02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4" calcext:value-type="date">
            <text:p>2023-02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5" calcext:value-type="date">
            <text:p>2023-02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6" calcext:value-type="date">
            <text:p>2023-02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7" calcext:value-type="date">
            <text:p>2023-02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8" calcext:value-type="date">
            <text:p>2023-02-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9" calcext:value-type="date">
            <text:p>2023-02-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0" calcext:value-type="date">
            <text:p>2023-02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1" calcext:value-type="date">
            <text:p>2023-02-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2" calcext:value-type="date">
            <text:p>2023-02-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3" calcext:value-type="date">
            <text:p>2023-02-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4" calcext:value-type="date">
            <text:p>2023-02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5" calcext:value-type="date">
            <text:p>2023-02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6" calcext:value-type="date">
            <text:p>2023-02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7" calcext:value-type="date">
            <text:p>2023-02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8" calcext:value-type="date">
            <text:p>2023-02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9" calcext:value-type="date">
            <text:p>2023-02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0" calcext:value-type="date">
            <text:p>2023-02-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1" calcext:value-type="date">
            <text:p>2023-02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2" calcext:value-type="date">
            <text:p>2023-02-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3" calcext:value-type="date">
            <text:p>2023-02-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4" calcext:value-type="date">
            <text:p>2023-02-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5" calcext:value-type="date">
            <text:p>2023-02-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6" calcext:value-type="date">
            <text:p>2023-02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7" calcext:value-type="date">
            <text:p>2023-02-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8" calcext:value-type="date">
            <text:p>2023-02-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1" calcext:value-type="date">
            <text:p>2023-03-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2" calcext:value-type="date">
            <text:p>2023-03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3" calcext:value-type="date">
            <text:p>2023-03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4" calcext:value-type="date">
            <text:p>2023-03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5" calcext:value-type="date">
            <text:p>2023-03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6" calcext:value-type="date">
            <text:p>2023-03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7" calcext:value-type="date">
            <text:p>2023-03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8" calcext:value-type="date">
            <text:p>2023-03-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9" calcext:value-type="date">
            <text:p>2023-03-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0" calcext:value-type="date">
            <text:p>2023-03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1" calcext:value-type="date">
            <text:p>2023-03-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2" calcext:value-type="date">
            <text:p>2023-03-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3" calcext:value-type="date">
            <text:p>2023-03-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4" calcext:value-type="date">
            <text:p>2023-03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5" calcext:value-type="date">
            <text:p>2023-03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6" calcext:value-type="date">
            <text:p>2023-03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7" calcext:value-type="date">
            <text:p>2023-03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8" calcext:value-type="date">
            <text:p>2023-03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9" calcext:value-type="date">
            <text:p>2023-03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0" calcext:value-type="date">
            <text:p>2023-03-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1" calcext:value-type="date">
            <text:p>2023-03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2" calcext:value-type="date">
            <text:p>2023-03-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3" calcext:value-type="date">
            <text:p>2023-03-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4" calcext:value-type="date">
            <text:p>2023-03-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5" calcext:value-type="date">
            <text:p>2023-03-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6" calcext:value-type="date">
            <text:p>2023-03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7" calcext:value-type="date">
            <text:p>2023-03-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8" calcext:value-type="date">
            <text:p>2023-03-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9" calcext:value-type="date">
            <text:p>2023-03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30" calcext:value-type="date">
            <text:p>2023-03-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31" calcext:value-type="date">
            <text:p>2023-03-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1" calcext:value-type="date">
            <text:p>2023-04-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2" calcext:value-type="date">
            <text:p>2023-04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3" calcext:value-type="date">
            <text:p>2023-04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4" calcext:value-type="date">
            <text:p>2023-04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5" calcext:value-type="date">
            <text:p>2023-04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6" calcext:value-type="date">
            <text:p>2023-04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7" calcext:value-type="date">
            <text:p>2023-04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8" calcext:value-type="date">
            <text:p>2023-04-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9" calcext:value-type="date">
            <text:p>2023-04-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0" calcext:value-type="date">
            <text:p>2023-04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1" calcext:value-type="date">
            <text:p>2023-04-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2" calcext:value-type="date">
            <text:p>2023-04-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3" calcext:value-type="date">
            <text:p>2023-04-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4" calcext:value-type="date">
            <text:p>2023-04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5" calcext:value-type="date">
            <text:p>2023-04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6" calcext:value-type="date">
            <text:p>2023-04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7" calcext:value-type="date">
            <text:p>2023-04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8" calcext:value-type="date">
            <text:p>2023-04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9" calcext:value-type="date">
            <text:p>2023-04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20" calcext:value-type="date">
            <text:p>2023-04-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21" calcext:value-type="date">
            <text:p>2023-04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22" calcext:value-type="date">
            <text:p>2023-04-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23" calcext:value-type="date">
            <text:p>2023-04-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24" calcext:value-type="date">
            <text:p>2023-04-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25" calcext:value-type="date">
            <text:p>2023-04-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26" calcext:value-type="date">
            <text:p>2023-04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27" calcext:value-type="date">
            <text:p>2023-04-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28" calcext:value-type="date">
            <text:p>2023-04-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29" calcext:value-type="date">
            <text:p>2023-04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30" calcext:value-type="date">
            <text:p>2023-04-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01" calcext:value-type="date">
            <text:p>2023-05-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02" calcext:value-type="date">
            <text:p>2023-05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03" calcext:value-type="date">
            <text:p>2023-05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04" calcext:value-type="date">
            <text:p>2023-05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05" calcext:value-type="date">
            <text:p>2023-05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06" calcext:value-type="date">
            <text:p>2023-05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07" calcext:value-type="date">
            <text:p>2023-05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08" calcext:value-type="date">
            <text:p>2023-05-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09" calcext:value-type="date">
            <text:p>2023-05-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0" calcext:value-type="date">
            <text:p>2023-05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1" calcext:value-type="date">
            <text:p>2023-05-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2" calcext:value-type="date">
            <text:p>2023-05-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3" calcext:value-type="date">
            <text:p>2023-05-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4" calcext:value-type="date">
            <text:p>2023-05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5" calcext:value-type="date">
            <text:p>2023-05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6" calcext:value-type="date">
            <text:p>2023-05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7" calcext:value-type="date">
            <text:p>2023-05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8" calcext:value-type="date">
            <text:p>2023-05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9" calcext:value-type="date">
            <text:p>2023-05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0" calcext:value-type="date">
            <text:p>2023-05-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1" calcext:value-type="date">
            <text:p>2023-05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2" calcext:value-type="date">
            <text:p>2023-05-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3" calcext:value-type="date">
            <text:p>2023-05-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4" calcext:value-type="date">
            <text:p>2023-05-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6" calcext:value-type="date">
            <text:p>2023-05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7" calcext:value-type="date">
            <text:p>2023-05-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8" calcext:value-type="date">
            <text:p>2023-05-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9" calcext:value-type="date">
            <text:p>2023-05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30" calcext:value-type="date">
            <text:p>2023-05-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31" calcext:value-type="date">
            <text:p>2023-05-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primopiano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Kw ACS</text:p>
          </table:table-cell>
          <table:table-cell office:value-type="string" calcext:value-type="string">
            <text:p>Kw Riscaldamento</text:p>
          </table:table-cell>
          <table:table-cell/>
        </table:table-row>
        <table:table-row table:style-name="ro1">
          <table:table-cell table:style-name="ce1" office:value-type="date" office:date-value="2022-12-07" calcext:value-type="date">
            <text:p>2022-12-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ATE(2022; 12; 7)" office:value-type="date" office:date-value="2022-12-07" calcext:value-type="date">
            <text:p>2022-12-07</text:p>
          </table:table-cell>
        </table:table-row>
        <table:table-row table:style-name="ro1">
          <table:table-cell table:style-name="ce1" office:value-type="date" office:date-value="2022-12-08" calcext:value-type="date">
            <text:p>2022-12-08</text:p>
          </table:table-cell>
          <table:table-cell office:value-type="float" office:value="0.920277163781725" calcext:value-type="float">
            <text:p>0.920277163781725</text:p>
          </table:table-cell>
          <table:table-cell office:value-type="float" office:value="47.355150978142" calcext:value-type="float">
            <text:p>47.355150978142</text:p>
          </table:table-cell>
          <table:table-cell table:formula="of:=[.D2]+1" office:value-type="date" office:date-value="2022-12-08" calcext:value-type="date">
            <text:p>2022-12-08</text:p>
          </table:table-cell>
        </table:table-row>
        <table:table-row table:style-name="ro1">
          <table:table-cell table:style-name="ce1" office:value-type="date" office:date-value="2022-12-09" calcext:value-type="date">
            <text:p>2022-12-09</text:p>
          </table:table-cell>
          <table:table-cell office:value-type="float" office:value="1.3843758444585" calcext:value-type="float">
            <text:p>1.3843758444585</text:p>
          </table:table-cell>
          <table:table-cell office:value-type="float" office:value="36.5452999229402" calcext:value-type="float">
            <text:p>36.5452999229402</text:p>
          </table:table-cell>
          <table:table-cell table:formula="of:=[.D3]+1" office:value-type="date" office:date-value="2022-12-09" calcext:value-type="date">
            <text:p>2022-12-09</text:p>
          </table:table-cell>
        </table:table-row>
        <table:table-row table:style-name="ro1">
          <table:table-cell table:style-name="ce1" office:value-type="date" office:date-value="2022-12-10" calcext:value-type="date">
            <text:p>2022-12-10</text:p>
          </table:table-cell>
          <table:table-cell office:value-type="float" office:value="1.87437272502539" calcext:value-type="float">
            <text:p>1.87437272502539</text:p>
          </table:table-cell>
          <table:table-cell office:value-type="float" office:value="34.8516596027337" calcext:value-type="float">
            <text:p>34.8516596027337</text:p>
          </table:table-cell>
          <table:table-cell table:formula="of:=[.D4]+1" office:value-type="date" office:date-value="2022-12-10" calcext:value-type="date">
            <text:p>2022-12-10</text:p>
          </table:table-cell>
        </table:table-row>
        <table:table-row table:style-name="ro1">
          <table:table-cell table:style-name="ce1" office:value-type="date" office:date-value="2022-12-11" calcext:value-type="date">
            <text:p>2022-12-11</text:p>
          </table:table-cell>
          <table:table-cell office:value-type="float" office:value="2.20070379232935" calcext:value-type="float">
            <text:p>2.20070379232935</text:p>
          </table:table-cell>
          <table:table-cell office:value-type="float" office:value="29.8955031275649" calcext:value-type="float">
            <text:p>29.8955031275649</text:p>
          </table:table-cell>
          <table:table-cell table:formula="of:=[.D5]+1" office:value-type="date" office:date-value="2022-12-11" calcext:value-type="date">
            <text:p>2022-12-11</text:p>
          </table:table-cell>
        </table:table-row>
        <table:table-row table:style-name="ro1">
          <table:table-cell table:style-name="ce1" office:value-type="date" office:date-value="2022-12-12" calcext:value-type="date">
            <text:p>2022-12-12</text:p>
          </table:table-cell>
          <table:table-cell office:value-type="float" office:value="2.19264798537718" calcext:value-type="float">
            <text:p>2.19264798537718</text:p>
          </table:table-cell>
          <table:table-cell office:value-type="float" office:value="28.6920361300858" calcext:value-type="float">
            <text:p>28.6920361300858</text:p>
          </table:table-cell>
          <table:table-cell table:formula="of:=[.D6]+1" office:value-type="date" office:date-value="2022-12-12" calcext:value-type="date">
            <text:p>2022-12-12</text:p>
          </table:table-cell>
        </table:table-row>
        <table:table-row table:style-name="ro1">
          <table:table-cell table:style-name="ce1" office:value-type="date" office:date-value="2022-12-13" calcext:value-type="date">
            <text:p>2022-12-13</text:p>
          </table:table-cell>
          <table:table-cell office:value-type="float" office:value="2.94160806741088" calcext:value-type="float">
            <text:p>2.94160806741088</text:p>
          </table:table-cell>
          <table:table-cell office:value-type="float" office:value="27.6817810441031" calcext:value-type="float">
            <text:p>27.6817810441031</text:p>
          </table:table-cell>
          <table:table-cell table:formula="of:=[.D7]+1" office:value-type="date" office:date-value="2022-12-13" calcext:value-type="date">
            <text:p>2022-12-13</text:p>
          </table:table-cell>
        </table:table-row>
        <table:table-row table:style-name="ro1">
          <table:table-cell table:style-name="ce1" office:value-type="date" office:date-value="2022-12-14" calcext:value-type="date">
            <text:p>2022-12-14</text:p>
          </table:table-cell>
          <table:table-cell office:value-type="float" office:value="3.11179326333317" calcext:value-type="float">
            <text:p>3.11179326333317</text:p>
          </table:table-cell>
          <table:table-cell office:value-type="float" office:value="37.7060226039706" calcext:value-type="float">
            <text:p>37.7060226039706</text:p>
          </table:table-cell>
          <table:table-cell table:formula="of:=[.D8]+1" office:value-type="date" office:date-value="2022-12-14" calcext:value-type="date">
            <text:p>2022-12-14</text:p>
          </table:table-cell>
        </table:table-row>
        <table:table-row table:style-name="ro1">
          <table:table-cell table:style-name="ce1" office:value-type="date" office:date-value="2022-12-15" calcext:value-type="date">
            <text:p>2022-12-15</text:p>
          </table:table-cell>
          <table:table-cell office:value-type="float" office:value="3.28971793519925" calcext:value-type="float">
            <text:p>3.28971793519925</text:p>
          </table:table-cell>
          <table:table-cell office:value-type="float" office:value="30.9234048273145" calcext:value-type="float">
            <text:p>30.9234048273145</text:p>
          </table:table-cell>
          <table:table-cell table:formula="of:=[.D9]+1" office:value-type="date" office:date-value="2022-12-15" calcext:value-type="date">
            <text:p>2022-12-15</text:p>
          </table:table-cell>
        </table:table-row>
        <table:table-row table:style-name="ro1">
          <table:table-cell table:style-name="ce1" office:value-type="date" office:date-value="2022-12-16" calcext:value-type="date">
            <text:p>2022-12-16</text:p>
          </table:table-cell>
          <table:table-cell office:value-type="float" office:value="3.68762668601818" calcext:value-type="float">
            <text:p>3.68762668601818</text:p>
          </table:table-cell>
          <table:table-cell office:value-type="float" office:value="34.7166905899869" calcext:value-type="float">
            <text:p>34.7166905899869</text:p>
          </table:table-cell>
          <table:table-cell table:formula="of:=[.D10]+1" office:value-type="date" office:date-value="2022-12-16" calcext:value-type="date">
            <text:p>2022-12-16</text:p>
          </table:table-cell>
        </table:table-row>
        <table:table-row table:style-name="ro1">
          <table:table-cell table:style-name="ce1" office:value-type="date" office:date-value="2022-12-17" calcext:value-type="date">
            <text:p>2022-12-17</text:p>
          </table:table-cell>
          <table:table-cell office:value-type="float" office:value="3.61304237753357" calcext:value-type="float">
            <text:p>3.61304237753357</text:p>
          </table:table-cell>
          <table:table-cell office:value-type="float" office:value="28.5865899737991" calcext:value-type="float">
            <text:p>28.5865899737991</text:p>
          </table:table-cell>
          <table:table-cell table:formula="of:=[.D11]+1" office:value-type="date" office:date-value="2022-12-17" calcext:value-type="date">
            <text:p>2022-12-17</text:p>
          </table:table-cell>
        </table:table-row>
        <table:table-row table:style-name="ro1">
          <table:table-cell table:style-name="ce1" office:value-type="date" office:date-value="2022-12-18" calcext:value-type="date">
            <text:p>2022-12-18</text:p>
          </table:table-cell>
          <table:table-cell office:value-type="float" office:value="2.63634377261079" calcext:value-type="float">
            <text:p>2.63634377261079</text:p>
          </table:table-cell>
          <table:table-cell office:value-type="float" office:value="28.8020861864296" calcext:value-type="float">
            <text:p>28.8020861864296</text:p>
          </table:table-cell>
          <table:table-cell table:formula="of:=[.D12]+1" office:value-type="date" office:date-value="2022-12-18" calcext:value-type="date">
            <text:p>2022-12-18</text:p>
          </table:table-cell>
        </table:table-row>
        <table:table-row table:style-name="ro1">
          <table:table-cell table:style-name="ce1" office:value-type="date" office:date-value="2022-12-19" calcext:value-type="date">
            <text:p>2022-12-19</text:p>
          </table:table-cell>
          <table:table-cell office:value-type="float" office:value="3.0419687432753" calcext:value-type="float">
            <text:p>3.0419687432753</text:p>
          </table:table-cell>
          <table:table-cell office:value-type="float" office:value="23.3933370797923" calcext:value-type="float">
            <text:p>23.3933370797923</text:p>
          </table:table-cell>
          <table:table-cell table:formula="of:=[.D13]+1" office:value-type="date" office:date-value="2022-12-19" calcext:value-type="date">
            <text:p>2022-12-19</text:p>
          </table:table-cell>
        </table:table-row>
        <table:table-row table:style-name="ro1">
          <table:table-cell table:style-name="ce1" office:value-type="date" office:date-value="2022-12-20" calcext:value-type="date">
            <text:p>2022-12-20</text:p>
          </table:table-cell>
          <table:table-cell office:value-type="float" office:value="2.19655509202715" calcext:value-type="float">
            <text:p>2.19655509202715</text:p>
          </table:table-cell>
          <table:table-cell office:value-type="float" office:value="24.8240391940608" calcext:value-type="float">
            <text:p>24.8240391940608</text:p>
          </table:table-cell>
          <table:table-cell table:formula="of:=[.D14]+1" office:value-type="date" office:date-value="2022-12-20" calcext:value-type="date">
            <text:p>2022-12-20</text:p>
          </table:table-cell>
        </table:table-row>
        <table:table-row table:style-name="ro1">
          <table:table-cell table:style-name="ce1" office:value-type="date" office:date-value="2022-12-21" calcext:value-type="date">
            <text:p>2022-12-21</text:p>
          </table:table-cell>
          <table:table-cell office:value-type="float" office:value="2.69286179937899" calcext:value-type="float">
            <text:p>2.69286179937899</text:p>
          </table:table-cell>
          <table:table-cell office:value-type="float" office:value="29.9389843219874" calcext:value-type="float">
            <text:p>29.9389843219874</text:p>
          </table:table-cell>
          <table:table-cell table:formula="of:=[.D15]+1" office:value-type="date" office:date-value="2022-12-21" calcext:value-type="date">
            <text:p>2022-12-21</text:p>
          </table:table-cell>
        </table:table-row>
        <table:table-row table:style-name="ro1">
          <table:table-cell table:style-name="ce1" office:value-type="date" office:date-value="2022-12-22" calcext:value-type="date">
            <text:p>2022-12-22</text:p>
          </table:table-cell>
          <table:table-cell office:value-type="float" office:value="3.52639600572639" calcext:value-type="float">
            <text:p>3.52639600572639</text:p>
          </table:table-cell>
          <table:table-cell office:value-type="float" office:value="36.8943341383615" calcext:value-type="float">
            <text:p>36.8943341383615</text:p>
          </table:table-cell>
          <table:table-cell table:formula="of:=[.D16]+1" office:value-type="date" office:date-value="2022-12-22" calcext:value-type="date">
            <text:p>2022-12-22</text:p>
          </table:table-cell>
        </table:table-row>
        <table:table-row table:style-name="ro1">
          <table:table-cell table:style-name="ce1" office:value-type="date" office:date-value="2022-12-23" calcext:value-type="date">
            <text:p>2022-12-23</text:p>
          </table:table-cell>
          <table:table-cell office:value-type="float" office:value="3.77344134701617" calcext:value-type="float">
            <text:p>3.77344134701617</text:p>
          </table:table-cell>
          <table:table-cell office:value-type="float" office:value="35.9819646315153" calcext:value-type="float">
            <text:p>35.9819646315153</text:p>
          </table:table-cell>
          <table:table-cell table:formula="of:=[.D17]+1" office:value-type="date" office:date-value="2022-12-23" calcext:value-type="date">
            <text:p>2022-12-23</text:p>
          </table:table-cell>
        </table:table-row>
        <table:table-row table:style-name="ro1">
          <table:table-cell table:style-name="ce1" office:value-type="date" office:date-value="2022-12-24" calcext:value-type="date">
            <text:p>2022-12-24</text:p>
          </table:table-cell>
          <table:table-cell office:value-type="float" office:value="3.57681146514396" calcext:value-type="float">
            <text:p>3.57681146514396</text:p>
          </table:table-cell>
          <table:table-cell office:value-type="float" office:value="30.8741710905517" calcext:value-type="float">
            <text:p>30.8741710905517</text:p>
          </table:table-cell>
          <table:table-cell table:formula="of:=[.D18]+1" office:value-type="date" office:date-value="2022-12-24" calcext:value-type="date">
            <text:p>2022-12-24</text:p>
          </table:table-cell>
        </table:table-row>
        <table:table-row table:style-name="ro1">
          <table:table-cell table:style-name="ce1" office:value-type="date" office:date-value="2022-12-25" calcext:value-type="date">
            <text:p>2022-12-25</text:p>
          </table:table-cell>
          <table:table-cell office:value-type="float" office:value="4.87765431447822" calcext:value-type="float">
            <text:p>4.87765431447822</text:p>
          </table:table-cell>
          <table:table-cell office:value-type="float" office:value="28.3769131157158" calcext:value-type="float">
            <text:p>28.3769131157158</text:p>
          </table:table-cell>
          <table:table-cell table:formula="of:=[.D19]+1" office:value-type="date" office:date-value="2022-12-25" calcext:value-type="date">
            <text:p>2022-12-25</text:p>
          </table:table-cell>
        </table:table-row>
        <table:table-row table:style-name="ro1">
          <table:table-cell table:style-name="ce1" office:value-type="date" office:date-value="2022-12-26" calcext:value-type="date">
            <text:p>2022-12-26</text:p>
          </table:table-cell>
          <table:table-cell office:value-type="float" office:value="11.7527896463811" calcext:value-type="float">
            <text:p>11.7527896463811</text:p>
          </table:table-cell>
          <table:table-cell office:value-type="float" office:value="72.6900362338905" calcext:value-type="float">
            <text:p>72.6900362338905</text:p>
          </table:table-cell>
          <table:table-cell table:formula="of:=[.D20]+1" office:value-type="date" office:date-value="2022-12-26" calcext:value-type="date">
            <text:p>2022-12-26</text:p>
          </table:table-cell>
        </table:table-row>
        <table:table-row table:style-name="ro1">
          <table:table-cell table:style-name="ce1" office:value-type="date" office:date-value="2022-12-27" calcext:value-type="date">
            <text:p>2022-12-27</text:p>
          </table:table-cell>
          <table:table-cell office:value-type="float" office:value="16.1471592974559" calcext:value-type="float">
            <text:p>16.1471592974559</text:p>
          </table:table-cell>
          <table:table-cell office:value-type="float" office:value="64.5068980119863" calcext:value-type="float">
            <text:p>64.5068980119863</text:p>
          </table:table-cell>
          <table:table-cell table:formula="of:=[.D21]+1" office:value-type="date" office:date-value="2022-12-27" calcext:value-type="date">
            <text:p>2022-12-27</text:p>
          </table:table-cell>
        </table:table-row>
        <table:table-row table:style-name="ro1">
          <table:table-cell table:style-name="ce1" office:value-type="date" office:date-value="2022-12-28" calcext:value-type="date">
            <text:p>2022-12-28</text:p>
          </table:table-cell>
          <table:table-cell office:value-type="float" office:value="16.1363919283537" calcext:value-type="float">
            <text:p>16.1363919283537</text:p>
          </table:table-cell>
          <table:table-cell office:value-type="float" office:value="70.4580374517717" calcext:value-type="float">
            <text:p>70.4580374517717</text:p>
          </table:table-cell>
          <table:table-cell table:formula="of:=[.D22]+1" office:value-type="date" office:date-value="2022-12-28" calcext:value-type="date">
            <text:p>2022-12-28</text:p>
          </table:table-cell>
        </table:table-row>
        <table:table-row table:style-name="ro1">
          <table:table-cell table:style-name="ce1" office:value-type="date" office:date-value="2022-12-29" calcext:value-type="date">
            <text:p>2022-12-29</text:p>
          </table:table-cell>
          <table:table-cell office:value-type="float" office:value="14.3693807631538" calcext:value-type="float">
            <text:p>14.3693807631538</text:p>
          </table:table-cell>
          <table:table-cell office:value-type="float" office:value="72.1357190240147" calcext:value-type="float">
            <text:p>72.1357190240147</text:p>
          </table:table-cell>
          <table:table-cell table:formula="of:=[.D23]+1" office:value-type="date" office:date-value="2022-12-29" calcext:value-type="date">
            <text:p>2022-12-29</text:p>
          </table:table-cell>
        </table:table-row>
        <table:table-row table:style-name="ro1">
          <table:table-cell table:style-name="ce1" office:value-type="date" office:date-value="2022-12-30" calcext:value-type="date">
            <text:p>2022-12-30</text:p>
          </table:table-cell>
          <table:table-cell office:value-type="float" office:value="13.700005240127" calcext:value-type="float">
            <text:p>13.700005240127</text:p>
          </table:table-cell>
          <table:table-cell office:value-type="float" office:value="59.0174389571661" calcext:value-type="float">
            <text:p>59.0174389571661</text:p>
          </table:table-cell>
          <table:table-cell table:formula="of:=[.D24]+1" office:value-type="date" office:date-value="2022-12-30" calcext:value-type="date">
            <text:p>2022-12-30</text:p>
          </table:table-cell>
        </table:table-row>
        <table:table-row table:style-name="ro1">
          <table:table-cell table:style-name="ce1" office:value-type="date" office:date-value="2022-12-31" calcext:value-type="date">
            <text:p>2022-12-31</text:p>
          </table:table-cell>
          <table:table-cell office:value-type="float" office:value="12.631722773036" calcext:value-type="float">
            <text:p>12.631722773036</text:p>
          </table:table-cell>
          <table:table-cell office:value-type="float" office:value="64.9529732241349" calcext:value-type="float">
            <text:p>64.9529732241349</text:p>
          </table:table-cell>
          <table:table-cell table:formula="of:=[.D25]+1" office:value-type="date" office:date-value="2022-12-31" calcext:value-type="date">
            <text:p>2022-12-31</text:p>
          </table:table-cell>
        </table:table-row>
        <table:table-row table:style-name="ro1">
          <table:table-cell table:style-name="ce1" office:value-type="date" office:date-value="2023-01-01" calcext:value-type="date">
            <text:p>2023-01-01</text:p>
          </table:table-cell>
          <table:table-cell office:value-type="float" office:value="12.1637230372427" calcext:value-type="float">
            <text:p>12.1637230372427</text:p>
          </table:table-cell>
          <table:table-cell office:value-type="float" office:value="83.2070155699871" calcext:value-type="float">
            <text:p>83.2070155699871</text:p>
          </table:table-cell>
          <table:table-cell table:formula="of:=[.D26]+1" office:value-type="date" office:date-value="2023-01-01" calcext:value-type="date">
            <text:p>2023-01-01</text:p>
          </table:table-cell>
        </table:table-row>
        <table:table-row table:style-name="ro1">
          <table:table-cell table:style-name="ce1" office:value-type="date" office:date-value="2023-01-02" calcext:value-type="date">
            <text:p>2023-01-02</text:p>
          </table:table-cell>
          <table:table-cell office:value-type="float" office:value="12.3482790931746" calcext:value-type="float">
            <text:p>12.3482790931746</text:p>
          </table:table-cell>
          <table:table-cell office:value-type="float" office:value="84.2227319908463" calcext:value-type="float">
            <text:p>84.2227319908463</text:p>
          </table:table-cell>
          <table:table-cell table:formula="of:=[.D27]+1" office:value-type="date" office:date-value="2023-01-02" calcext:value-type="date">
            <text:p>2023-01-02</text:p>
          </table:table-cell>
        </table:table-row>
        <table:table-row table:style-name="ro1">
          <table:table-cell table:style-name="ce1" office:value-type="date" office:date-value="2023-01-03" calcext:value-type="date">
            <text:p>2023-01-03</text:p>
          </table:table-cell>
          <table:table-cell office:value-type="float" office:value="13.7089397409192" calcext:value-type="float">
            <text:p>13.7089397409192</text:p>
          </table:table-cell>
          <table:table-cell office:value-type="float" office:value="64.6569491581178" calcext:value-type="float">
            <text:p>64.6569491581178</text:p>
          </table:table-cell>
          <table:table-cell table:formula="of:=[.D28]+1" office:value-type="date" office:date-value="2023-01-03" calcext:value-type="date">
            <text:p>2023-01-03</text:p>
          </table:table-cell>
        </table:table-row>
        <table:table-row table:style-name="ro1">
          <table:table-cell table:style-name="ce1" office:value-type="date" office:date-value="2023-01-04" calcext:value-type="date">
            <text:p>2023-01-04</text:p>
          </table:table-cell>
          <table:table-cell office:value-type="float" office:value="14.0300209239175" calcext:value-type="float">
            <text:p>14.0300209239175</text:p>
          </table:table-cell>
          <table:table-cell office:value-type="float" office:value="77.3500140819852" calcext:value-type="float">
            <text:p>77.3500140819852</text:p>
          </table:table-cell>
          <table:table-cell table:formula="of:=[.D29]+1" office:value-type="date" office:date-value="2023-01-04" calcext:value-type="date">
            <text:p>2023-01-04</text:p>
          </table:table-cell>
        </table:table-row>
        <table:table-row table:style-name="ro1">
          <table:table-cell table:style-name="ce1" office:value-type="date" office:date-value="2023-01-05" calcext:value-type="date">
            <text:p>2023-01-05</text:p>
          </table:table-cell>
          <table:table-cell office:value-type="float" office:value="13.888990262449" calcext:value-type="float">
            <text:p>13.888990262449</text:p>
          </table:table-cell>
          <table:table-cell office:value-type="float" office:value="73.0827166055064" calcext:value-type="float">
            <text:p>73.0827166055064</text:p>
          </table:table-cell>
          <table:table-cell table:formula="of:=[.D30]+1" office:value-type="date" office:date-value="2023-01-05" calcext:value-type="date">
            <text:p>2023-01-05</text:p>
          </table:table-cell>
        </table:table-row>
        <table:table-row table:style-name="ro1">
          <table:table-cell table:style-name="ce1" office:value-type="date" office:date-value="2023-01-06" calcext:value-type="date">
            <text:p>2023-01-06</text:p>
          </table:table-cell>
          <table:table-cell office:value-type="float" office:value="13.4560862554861" calcext:value-type="float">
            <text:p>13.4560862554861</text:p>
          </table:table-cell>
          <table:table-cell office:value-type="float" office:value="49.7294912689131" calcext:value-type="float">
            <text:p>49.7294912689131</text:p>
          </table:table-cell>
          <table:table-cell table:formula="of:=[.D31]+1" office:value-type="date" office:date-value="2023-01-06" calcext:value-type="date">
            <text:p>2023-01-06</text:p>
          </table:table-cell>
        </table:table-row>
        <table:table-row table:style-name="ro1">
          <table:table-cell table:style-name="ce1" office:value-type="date" office:date-value="2023-01-07" calcext:value-type="date">
            <text:p>2023-01-07</text:p>
          </table:table-cell>
          <table:table-cell office:value-type="float" office:value="12.3048331578124" calcext:value-type="float">
            <text:p>12.3048331578124</text:p>
          </table:table-cell>
          <table:table-cell office:value-type="float" office:value="53.3708481267597" calcext:value-type="float">
            <text:p>53.3708481267597</text:p>
          </table:table-cell>
          <table:table-cell table:formula="of:=[.D32]+1" office:value-type="date" office:date-value="2023-01-07" calcext:value-type="date">
            <text:p>2023-01-07</text:p>
          </table:table-cell>
        </table:table-row>
        <table:table-row table:style-name="ro1">
          <table:table-cell table:style-name="ce1" office:value-type="date" office:date-value="2023-01-08" calcext:value-type="date">
            <text:p>2023-01-08</text:p>
          </table:table-cell>
          <table:table-cell office:value-type="float" office:value="10.6247322446739" calcext:value-type="float">
            <text:p>10.6247322446739</text:p>
          </table:table-cell>
          <table:table-cell office:value-type="float" office:value="90.6694446876784" calcext:value-type="float">
            <text:p>90.6694446876784</text:p>
          </table:table-cell>
          <table:table-cell table:formula="of:=[.D33]+1" office:value-type="date" office:date-value="2023-01-08" calcext:value-type="date">
            <text:p>2023-01-08</text:p>
          </table:table-cell>
        </table:table-row>
        <table:table-row table:style-name="ro1">
          <table:table-cell table:style-name="ce1" office:value-type="date" office:date-value="2023-01-09" calcext:value-type="date">
            <text:p>2023-01-09</text:p>
          </table:table-cell>
          <table:table-cell office:value-type="float" office:value="9.6744073437712" calcext:value-type="float">
            <text:p>9.6744073437712</text:p>
          </table:table-cell>
          <table:table-cell office:value-type="float" office:value="78.7679644403393" calcext:value-type="float">
            <text:p>78.7679644403393</text:p>
          </table:table-cell>
          <table:table-cell table:formula="of:=[.D34]+1" office:value-type="date" office:date-value="2023-01-09" calcext:value-type="date">
            <text:p>2023-01-09</text:p>
          </table:table-cell>
        </table:table-row>
        <table:table-row table:style-name="ro1">
          <table:table-cell table:style-name="ce1" office:value-type="date" office:date-value="2023-01-10" calcext:value-type="date">
            <text:p>2023-01-10</text:p>
          </table:table-cell>
          <table:table-cell office:value-type="float" office:value="9.6154642589088" calcext:value-type="float">
            <text:p>9.6154642589088</text:p>
          </table:table-cell>
          <table:table-cell office:value-type="float" office:value="116.499478059106" calcext:value-type="float">
            <text:p>116.499478059106</text:p>
          </table:table-cell>
          <table:table-cell table:formula="of:=[.D35]+1" office:value-type="date" office:date-value="2023-01-10" calcext:value-type="date">
            <text:p>2023-01-10</text:p>
          </table:table-cell>
        </table:table-row>
        <table:table-row table:style-name="ro1">
          <table:table-cell table:style-name="ce1" office:value-type="date" office:date-value="2023-01-11" calcext:value-type="date">
            <text:p>2023-01-11</text:p>
          </table:table-cell>
          <table:table-cell office:value-type="float" office:value="9.98072038923624" calcext:value-type="float">
            <text:p>9.98072038923624</text:p>
          </table:table-cell>
          <table:table-cell office:value-type="float" office:value="149.476496253185" calcext:value-type="float">
            <text:p>149.476496253185</text:p>
          </table:table-cell>
          <table:table-cell table:formula="of:=[.D36]+1" office:value-type="date" office:date-value="2023-01-11" calcext:value-type="date">
            <text:p>2023-01-11</text:p>
          </table:table-cell>
        </table:table-row>
        <table:table-row table:style-name="ro1">
          <table:table-cell table:style-name="ce1" office:value-type="date" office:date-value="2023-01-12" calcext:value-type="date">
            <text:p>2023-01-12</text:p>
          </table:table-cell>
          <table:table-cell office:value-type="float" office:value="10.6943384728976" calcext:value-type="float">
            <text:p>10.6943384728976</text:p>
          </table:table-cell>
          <table:table-cell office:value-type="float" office:value="157.675797294236" calcext:value-type="float">
            <text:p>157.675797294236</text:p>
          </table:table-cell>
          <table:table-cell table:formula="of:=[.D37]+1" office:value-type="date" office:date-value="2023-01-12" calcext:value-type="date">
            <text:p>2023-01-12</text:p>
          </table:table-cell>
        </table:table-row>
        <table:table-row table:style-name="ro1">
          <table:table-cell table:style-name="ce1" office:value-type="date" office:date-value="2023-01-13" calcext:value-type="date">
            <text:p>2023-01-13</text:p>
          </table:table-cell>
          <table:table-cell office:value-type="float" office:value="11.112125972173" calcext:value-type="float">
            <text:p>11.112125972173</text:p>
          </table:table-cell>
          <table:table-cell office:value-type="float" office:value="155.706064332418" calcext:value-type="float">
            <text:p>155.706064332418</text:p>
          </table:table-cell>
          <table:table-cell table:formula="of:=[.D38]+1" office:value-type="date" office:date-value="2023-01-13" calcext:value-type="date">
            <text:p>2023-01-13</text:p>
          </table:table-cell>
        </table:table-row>
        <table:table-row table:style-name="ro1">
          <table:table-cell table:style-name="ce1" office:value-type="date" office:date-value="2023-01-14" calcext:value-type="date">
            <text:p>2023-01-14</text:p>
          </table:table-cell>
          <table:table-cell office:value-type="float" office:value="11.2656406835977" calcext:value-type="float">
            <text:p>11.2656406835977</text:p>
          </table:table-cell>
          <table:table-cell office:value-type="float" office:value="155.904261311341" calcext:value-type="float">
            <text:p>155.904261311341</text:p>
          </table:table-cell>
          <table:table-cell table:formula="of:=[.D39]+1" office:value-type="date" office:date-value="2023-01-14" calcext:value-type="date">
            <text:p>2023-01-14</text:p>
          </table:table-cell>
        </table:table-row>
        <table:table-row table:style-name="ro1">
          <table:table-cell table:style-name="ce1" office:value-type="date" office:date-value="2023-01-15" calcext:value-type="date">
            <text:p>2023-01-15</text:p>
          </table:table-cell>
          <table:table-cell office:value-type="float" office:value="11.0959129074626" calcext:value-type="float">
            <text:p>11.0959129074626</text:p>
          </table:table-cell>
          <table:table-cell office:value-type="float" office:value="127.682881132418" calcext:value-type="float">
            <text:p>127.682881132418</text:p>
          </table:table-cell>
          <table:table-cell table:formula="of:=[.D40]+1" office:value-type="date" office:date-value="2023-01-15" calcext:value-type="date">
            <text:p>2023-01-15</text:p>
          </table:table-cell>
        </table:table-row>
        <table:table-row table:style-name="ro1">
          <table:table-cell table:style-name="ce1" office:value-type="date" office:date-value="2023-01-16" calcext:value-type="date">
            <text:p>2023-01-16</text:p>
          </table:table-cell>
          <table:table-cell office:value-type="float" office:value="10.2825948747972" calcext:value-type="float">
            <text:p>10.2825948747972</text:p>
          </table:table-cell>
          <table:table-cell office:value-type="float" office:value="106.504586267106" calcext:value-type="float">
            <text:p>106.504586267106</text:p>
          </table:table-cell>
          <table:table-cell table:formula="of:=[.D41]+1" office:value-type="date" office:date-value="2023-01-16" calcext:value-type="date">
            <text:p>2023-01-16</text:p>
          </table:table-cell>
        </table:table-row>
        <table:table-row table:style-name="ro1">
          <table:table-cell table:style-name="ce1" office:value-type="date" office:date-value="2023-01-17" calcext:value-type="date">
            <text:p>2023-01-17</text:p>
          </table:table-cell>
          <table:table-cell office:value-type="float" office:value="9.27610815369734" calcext:value-type="float">
            <text:p>9.27610815369734</text:p>
          </table:table-cell>
          <table:table-cell office:value-type="float" office:value="86.1224052909495" calcext:value-type="float">
            <text:p>86.1224052909495</text:p>
          </table:table-cell>
          <table:table-cell table:formula="of:=[.D42]+1" office:value-type="date" office:date-value="2023-01-17" calcext:value-type="date">
            <text:p>2023-01-17</text:p>
          </table:table-cell>
        </table:table-row>
        <table:table-row table:style-name="ro1">
          <table:table-cell table:style-name="ce1" office:value-type="date" office:date-value="2023-01-18" calcext:value-type="date">
            <text:p>2023-01-18</text:p>
          </table:table-cell>
          <table:table-cell office:value-type="float" office:value="8.66860019218558" calcext:value-type="float">
            <text:p>8.66860019218558</text:p>
          </table:table-cell>
          <table:table-cell office:value-type="float" office:value="57.6822095361963" calcext:value-type="float">
            <text:p>57.6822095361963</text:p>
          </table:table-cell>
          <table:table-cell table:formula="of:=[.D43]+1" office:value-type="date" office:date-value="2023-01-18" calcext:value-type="date">
            <text:p>2023-01-18</text:p>
          </table:table-cell>
        </table:table-row>
        <table:table-row table:style-name="ro1">
          <table:table-cell table:style-name="ce1" office:value-type="date" office:date-value="2023-01-19" calcext:value-type="date">
            <text:p>2023-01-19</text:p>
          </table:table-cell>
          <table:table-cell office:value-type="float" office:value="8.12951071493149" calcext:value-type="float">
            <text:p>8.12951071493149</text:p>
          </table:table-cell>
          <table:table-cell office:value-type="float" office:value="58.1172684683871" calcext:value-type="float">
            <text:p>58.1172684683871</text:p>
          </table:table-cell>
          <table:table-cell table:formula="of:=[.D44]+1" office:value-type="date" office:date-value="2023-01-19" calcext:value-type="date">
            <text:p>2023-01-19</text:p>
          </table:table-cell>
        </table:table-row>
        <table:table-row table:style-name="ro1">
          <table:table-cell table:style-name="ce1" office:value-type="date" office:date-value="2023-01-20" calcext:value-type="date">
            <text:p>2023-01-20</text:p>
          </table:table-cell>
          <table:table-cell office:value-type="float" office:value="7.6091947676482" calcext:value-type="float">
            <text:p>7.6091947676482</text:p>
          </table:table-cell>
          <table:table-cell office:value-type="float" office:value="58.8404765880821" calcext:value-type="float">
            <text:p>58.8404765880821</text:p>
          </table:table-cell>
          <table:table-cell table:formula="of:=[.D45]+1" office:value-type="date" office:date-value="2023-01-20" calcext:value-type="date">
            <text:p>2023-01-20</text:p>
          </table:table-cell>
        </table:table-row>
        <table:table-row table:style-name="ro1">
          <table:table-cell table:style-name="ce1" office:value-type="date" office:date-value="2023-01-21" calcext:value-type="date">
            <text:p>2023-01-21</text:p>
          </table:table-cell>
          <table:table-cell office:value-type="float" office:value="7.48975171938622" calcext:value-type="float">
            <text:p>7.48975171938622</text:p>
          </table:table-cell>
          <table:table-cell office:value-type="float" office:value="55.067736204347" calcext:value-type="float">
            <text:p>55.067736204347</text:p>
          </table:table-cell>
          <table:table-cell table:formula="of:=[.D46]+1" office:value-type="date" office:date-value="2023-01-21" calcext:value-type="date">
            <text:p>2023-01-21</text:p>
          </table:table-cell>
        </table:table-row>
        <table:table-row table:style-name="ro1">
          <table:table-cell table:style-name="ce1" office:value-type="date" office:date-value="2023-01-22" calcext:value-type="date">
            <text:p>2023-01-22</text:p>
          </table:table-cell>
          <table:table-cell office:value-type="float" office:value="7.54870375846809" calcext:value-type="float">
            <text:p>7.54870375846809</text:p>
          </table:table-cell>
          <table:table-cell office:value-type="float" office:value="60.2093561317322" calcext:value-type="float">
            <text:p>60.2093561317322</text:p>
          </table:table-cell>
          <table:table-cell table:formula="of:=[.D47]+1" office:value-type="date" office:date-value="2023-01-22" calcext:value-type="date">
            <text:p>2023-01-22</text:p>
          </table:table-cell>
        </table:table-row>
        <table:table-row table:style-name="ro1">
          <table:table-cell table:style-name="ce1" office:value-type="date" office:date-value="2023-01-23" calcext:value-type="date">
            <text:p>2023-01-23</text:p>
          </table:table-cell>
          <table:table-cell office:value-type="float" office:value="7.55415630961655" calcext:value-type="float">
            <text:p>7.55415630961655</text:p>
          </table:table-cell>
          <table:table-cell office:value-type="float" office:value="64.3725667641498" calcext:value-type="float">
            <text:p>64.3725667641498</text:p>
          </table:table-cell>
          <table:table-cell table:formula="of:=[.D48]+1" office:value-type="date" office:date-value="2023-01-23" calcext:value-type="date">
            <text:p>2023-01-23</text:p>
          </table:table-cell>
        </table:table-row>
        <table:table-row table:style-name="ro1">
          <table:table-cell table:style-name="ce1" office:value-type="date" office:date-value="2023-01-24" calcext:value-type="date">
            <text:p>2023-01-24</text:p>
          </table:table-cell>
          <table:table-cell office:value-type="float" office:value="7.40359651892415" calcext:value-type="float">
            <text:p>7.40359651892415</text:p>
          </table:table-cell>
          <table:table-cell office:value-type="float" office:value="67.738358313569" calcext:value-type="float">
            <text:p>67.738358313569</text:p>
          </table:table-cell>
          <table:table-cell table:formula="of:=[.D49]+1" office:value-type="date" office:date-value="2023-01-24" calcext:value-type="date">
            <text:p>2023-01-24</text:p>
          </table:table-cell>
        </table:table-row>
        <table:table-row table:style-name="ro1">
          <table:table-cell table:style-name="ce1" office:value-type="date" office:date-value="2023-01-25" calcext:value-type="date">
            <text:p>2023-01-25</text:p>
          </table:table-cell>
          <table:table-cell office:value-type="float" office:value="7.11863783023378" calcext:value-type="float">
            <text:p>7.11863783023378</text:p>
          </table:table-cell>
          <table:table-cell office:value-type="float" office:value="71.4523175503479" calcext:value-type="float">
            <text:p>71.4523175503479</text:p>
          </table:table-cell>
          <table:table-cell table:formula="of:=[.D50]+1" office:value-type="date" office:date-value="2023-01-25" calcext:value-type="date">
            <text:p>2023-01-25</text:p>
          </table:table-cell>
        </table:table-row>
        <table:table-row table:style-name="ro1">
          <table:table-cell table:style-name="ce1" office:value-type="date" office:date-value="2023-01-26" calcext:value-type="date">
            <text:p>2023-01-26</text:p>
          </table:table-cell>
          <table:table-cell office:value-type="float" office:value="6.52651090328134" calcext:value-type="float">
            <text:p>6.52651090328134</text:p>
          </table:table-cell>
          <table:table-cell office:value-type="float" office:value="84.0894264444592" calcext:value-type="float">
            <text:p>84.0894264444592</text:p>
          </table:table-cell>
          <table:table-cell table:formula="of:=[.D51]+1" office:value-type="date" office:date-value="2023-01-26" calcext:value-type="date">
            <text:p>2023-01-26</text:p>
          </table:table-cell>
        </table:table-row>
        <table:table-row table:style-name="ro1">
          <table:table-cell table:style-name="ce1" office:value-type="date" office:date-value="2023-01-27" calcext:value-type="date">
            <text:p>2023-01-27</text:p>
          </table:table-cell>
          <table:table-cell office:value-type="float" office:value="6.00907451938837" calcext:value-type="float">
            <text:p>6.00907451938837</text:p>
          </table:table-cell>
          <table:table-cell office:value-type="float" office:value="67.9565998204927" calcext:value-type="float">
            <text:p>67.9565998204927</text:p>
          </table:table-cell>
          <table:table-cell table:formula="of:=[.D52]+1" office:value-type="date" office:date-value="2023-01-27" calcext:value-type="date">
            <text:p>2023-01-27</text:p>
          </table:table-cell>
        </table:table-row>
        <table:table-row table:style-name="ro1">
          <table:table-cell table:style-name="ce1" office:value-type="date" office:date-value="2023-01-28" calcext:value-type="date">
            <text:p>2023-01-28</text:p>
          </table:table-cell>
          <table:table-cell office:value-type="float" office:value="5.61932759831189" calcext:value-type="float">
            <text:p>5.61932759831189</text:p>
          </table:table-cell>
          <table:table-cell office:value-type="float" office:value="68.2364146792958" calcext:value-type="float">
            <text:p>68.2364146792958</text:p>
          </table:table-cell>
          <table:table-cell table:formula="of:=[.D53]+1" office:value-type="date" office:date-value="2023-01-28" calcext:value-type="date">
            <text:p>2023-01-28</text:p>
          </table:table-cell>
        </table:table-row>
        <table:table-row table:style-name="ro1">
          <table:table-cell table:style-name="ce1" office:value-type="date" office:date-value="2023-01-29" calcext:value-type="date">
            <text:p>2023-01-29</text:p>
          </table:table-cell>
          <table:table-cell office:value-type="float" office:value="5.07744764545694" calcext:value-type="float">
            <text:p>5.07744764545694</text:p>
          </table:table-cell>
          <table:table-cell office:value-type="float" office:value="56.1509837405407" calcext:value-type="float">
            <text:p>56.1509837405407</text:p>
          </table:table-cell>
          <table:table-cell table:formula="of:=[.D54]+1" office:value-type="date" office:date-value="2023-01-29" calcext:value-type="date">
            <text:p>2023-01-29</text:p>
          </table:table-cell>
        </table:table-row>
        <table:table-row table:style-name="ro1">
          <table:table-cell table:style-name="ce1" office:value-type="date" office:date-value="2023-01-30" calcext:value-type="date">
            <text:p>2023-01-30</text:p>
          </table:table-cell>
          <table:table-cell office:value-type="float" office:value="4.71490823265108" calcext:value-type="float">
            <text:p>4.71490823265108</text:p>
          </table:table-cell>
          <table:table-cell office:value-type="float" office:value="49.1256553936708" calcext:value-type="float">
            <text:p>49.1256553936708</text:p>
          </table:table-cell>
          <table:table-cell table:formula="of:=[.D55]+1" office:value-type="date" office:date-value="2023-01-30" calcext:value-type="date">
            <text:p>2023-01-30</text:p>
          </table:table-cell>
        </table:table-row>
        <table:table-row table:style-name="ro1">
          <table:table-cell table:style-name="ce1" office:value-type="date" office:date-value="2023-01-31" calcext:value-type="date">
            <text:p>2023-01-31</text:p>
          </table:table-cell>
          <table:table-cell office:value-type="float" office:value="4.61659027241477" calcext:value-type="float">
            <text:p>4.61659027241477</text:p>
          </table:table-cell>
          <table:table-cell office:value-type="float" office:value="41.710811544329" calcext:value-type="float">
            <text:p>41.710811544329</text:p>
          </table:table-cell>
          <table:table-cell table:formula="of:=[.D56]+1" office:value-type="date" office:date-value="2023-01-31" calcext:value-type="date">
            <text:p>2023-01-31</text:p>
          </table:table-cell>
        </table:table-row>
        <table:table-row table:style-name="ro1">
          <table:table-cell table:style-name="ce1" office:value-type="date" office:date-value="2023-02-01" calcext:value-type="date">
            <text:p>2023-02-01</text:p>
          </table:table-cell>
          <table:table-cell office:value-type="float" office:value="4.50654591152609" calcext:value-type="float">
            <text:p>4.50654591152609</text:p>
          </table:table-cell>
          <table:table-cell office:value-type="float" office:value="66.6759930663753" calcext:value-type="float">
            <text:p>66.6759930663753</text:p>
          </table:table-cell>
          <table:table-cell table:formula="of:=[.D57]+1" office:value-type="date" office:date-value="2023-02-01" calcext:value-type="date">
            <text:p>2023-02-01</text:p>
          </table:table-cell>
        </table:table-row>
        <table:table-row table:style-name="ro1">
          <table:table-cell table:style-name="ce1" office:value-type="date" office:date-value="2023-02-02" calcext:value-type="date">
            <text:p>2023-02-02</text:p>
          </table:table-cell>
          <table:table-cell office:value-type="float" office:value="4.64534851761125" calcext:value-type="float">
            <text:p>4.64534851761125</text:p>
          </table:table-cell>
          <table:table-cell office:value-type="float" office:value="63.6023292671957" calcext:value-type="float">
            <text:p>63.6023292671957</text:p>
          </table:table-cell>
          <table:table-cell table:formula="of:=[.D58]+1" office:value-type="date" office:date-value="2023-02-02" calcext:value-type="date">
            <text:p>2023-02-02</text:p>
          </table:table-cell>
        </table:table-row>
        <table:table-row table:style-name="ro1">
          <table:table-cell table:style-name="ce1" office:value-type="date" office:date-value="2023-02-03" calcext:value-type="date">
            <text:p>2023-02-03</text:p>
          </table:table-cell>
          <table:table-cell office:value-type="float" office:value="4.64437496925216" calcext:value-type="float">
            <text:p>4.64437496925216</text:p>
          </table:table-cell>
          <table:table-cell office:value-type="float" office:value="77.4276158072143" calcext:value-type="float">
            <text:p>77.4276158072143</text:p>
          </table:table-cell>
          <table:table-cell table:formula="of:=[.D59]+1" office:value-type="date" office:date-value="2023-02-03" calcext:value-type="date">
            <text:p>2023-02-03</text:p>
          </table:table-cell>
        </table:table-row>
        <table:table-row table:style-name="ro1">
          <table:table-cell table:style-name="ce1" office:value-type="date" office:date-value="2023-02-04" calcext:value-type="date">
            <text:p>2023-02-04</text:p>
          </table:table-cell>
          <table:table-cell office:value-type="float" office:value="4.4504880761194" calcext:value-type="float">
            <text:p>4.4504880761194</text:p>
          </table:table-cell>
          <table:table-cell office:value-type="float" office:value="72.5863755381524" calcext:value-type="float">
            <text:p>72.5863755381524</text:p>
          </table:table-cell>
          <table:table-cell table:formula="of:=[.D60]+1" office:value-type="date" office:date-value="2023-02-04" calcext:value-type="date">
            <text:p>2023-02-04</text:p>
          </table:table-cell>
        </table:table-row>
        <table:table-row table:style-name="ro1">
          <table:table-cell table:style-name="ce1" office:value-type="date" office:date-value="2023-02-05" calcext:value-type="date">
            <text:p>2023-02-05</text:p>
          </table:table-cell>
          <table:table-cell office:value-type="float" office:value="4.44266515408414" calcext:value-type="float">
            <text:p>4.44266515408414</text:p>
          </table:table-cell>
          <table:table-cell office:value-type="float" office:value="61.6640894803901" calcext:value-type="float">
            <text:p>61.6640894803901</text:p>
          </table:table-cell>
          <table:table-cell table:formula="of:=[.D61]+1" office:value-type="date" office:date-value="2023-02-05" calcext:value-type="date">
            <text:p>2023-02-05</text:p>
          </table:table-cell>
        </table:table-row>
        <table:table-row table:style-name="ro1">
          <table:table-cell table:style-name="ce1" office:value-type="date" office:date-value="2023-02-06" calcext:value-type="date">
            <text:p>2023-02-06</text:p>
          </table:table-cell>
          <table:table-cell office:value-type="float" office:value="4.16823130610572" calcext:value-type="float">
            <text:p>4.16823130610572</text:p>
          </table:table-cell>
          <table:table-cell office:value-type="float" office:value="54.2355662955956" calcext:value-type="float">
            <text:p>54.2355662955956</text:p>
          </table:table-cell>
          <table:table-cell table:formula="of:=[.D62]+1" office:value-type="date" office:date-value="2023-02-06" calcext:value-type="date">
            <text:p>2023-02-06</text:p>
          </table:table-cell>
        </table:table-row>
        <table:table-row table:style-name="ro1">
          <table:table-cell table:style-name="ce1" office:value-type="date" office:date-value="2023-02-07" calcext:value-type="date">
            <text:p>2023-02-07</text:p>
          </table:table-cell>
          <table:table-cell office:value-type="float" office:value="3.7594076381911" calcext:value-type="float">
            <text:p>3.7594076381911</text:p>
          </table:table-cell>
          <table:table-cell office:value-type="float" office:value="43.3768502414283" calcext:value-type="float">
            <text:p>43.3768502414283</text:p>
          </table:table-cell>
          <table:table-cell table:formula="of:=[.D63]+1" office:value-type="date" office:date-value="2023-02-07" calcext:value-type="date">
            <text:p>2023-02-07</text:p>
          </table:table-cell>
        </table:table-row>
        <table:table-row table:style-name="ro1">
          <table:table-cell table:style-name="ce1" office:value-type="date" office:date-value="2023-02-08" calcext:value-type="date">
            <text:p>2023-02-08</text:p>
          </table:table-cell>
          <table:table-cell office:value-type="float" office:value="3.26474058641661" calcext:value-type="float">
            <text:p>3.26474058641661</text:p>
          </table:table-cell>
          <table:table-cell office:value-type="float" office:value="32.0549528391749" calcext:value-type="float">
            <text:p>32.0549528391749</text:p>
          </table:table-cell>
          <table:table-cell table:formula="of:=[.D64]+1" office:value-type="date" office:date-value="2023-02-08" calcext:value-type="date">
            <text:p>2023-02-08</text:p>
          </table:table-cell>
        </table:table-row>
        <table:table-row table:style-name="ro1">
          <table:table-cell table:style-name="ce1" office:value-type="date" office:date-value="2023-02-09" calcext:value-type="date">
            <text:p>2023-02-09</text:p>
          </table:table-cell>
          <table:table-cell office:value-type="float" office:value="3.38917677970678" calcext:value-type="float">
            <text:p>3.38917677970678</text:p>
          </table:table-cell>
          <table:table-cell office:value-type="float" office:value="37.1998063781608" calcext:value-type="float">
            <text:p>37.1998063781608</text:p>
          </table:table-cell>
          <table:table-cell table:formula="of:=[.D65]+1" office:value-type="date" office:date-value="2023-02-09" calcext:value-type="date">
            <text:p>2023-02-09</text:p>
          </table:table-cell>
        </table:table-row>
        <table:table-row table:style-name="ro1">
          <table:table-cell table:style-name="ce1" office:value-type="date" office:date-value="2023-02-10" calcext:value-type="date">
            <text:p>2023-02-10</text:p>
          </table:table-cell>
          <table:table-cell office:value-type="float" office:value="3.03878665811661" calcext:value-type="float">
            <text:p>3.03878665811661</text:p>
          </table:table-cell>
          <table:table-cell office:value-type="float" office:value="45.8740120365918" calcext:value-type="float">
            <text:p>45.8740120365918</text:p>
          </table:table-cell>
          <table:table-cell table:formula="of:=[.D66]+1" office:value-type="date" office:date-value="2023-02-10" calcext:value-type="date">
            <text:p>2023-02-10</text:p>
          </table:table-cell>
        </table:table-row>
        <table:table-row table:style-name="ro1">
          <table:table-cell table:style-name="ce1" office:value-type="date" office:date-value="2023-02-11" calcext:value-type="date">
            <text:p>2023-02-11</text:p>
          </table:table-cell>
          <table:table-cell office:value-type="float" office:value="3.2203443046653" calcext:value-type="float">
            <text:p>3.2203443046653</text:p>
          </table:table-cell>
          <table:table-cell office:value-type="float" office:value="31.6321884359958" calcext:value-type="float">
            <text:p>31.6321884359958</text:p>
          </table:table-cell>
          <table:table-cell table:formula="of:=[.D67]+1" office:value-type="date" office:date-value="2023-02-11" calcext:value-type="date">
            <text:p>2023-02-11</text:p>
          </table:table-cell>
        </table:table-row>
        <table:table-row table:style-name="ro1">
          <table:table-cell table:style-name="ce1" office:value-type="date" office:date-value="2023-02-12" calcext:value-type="date">
            <text:p>2023-02-12</text:p>
          </table:table-cell>
          <table:table-cell office:value-type="float" office:value="3.84312167651421" calcext:value-type="float">
            <text:p>3.84312167651421</text:p>
          </table:table-cell>
          <table:table-cell office:value-type="float" office:value="38.9529951049734" calcext:value-type="float">
            <text:p>38.9529951049734</text:p>
          </table:table-cell>
          <table:table-cell table:formula="of:=[.D68]+1" office:value-type="date" office:date-value="2023-02-12" calcext:value-type="date">
            <text:p>2023-02-12</text:p>
          </table:table-cell>
        </table:table-row>
        <table:table-row table:style-name="ro1">
          <table:table-cell table:style-name="ce1" office:value-type="date" office:date-value="2023-02-13" calcext:value-type="date">
            <text:p>2023-02-13</text:p>
          </table:table-cell>
          <table:table-cell office:value-type="float" office:value="4.00810502954011" calcext:value-type="float">
            <text:p>4.00810502954011</text:p>
          </table:table-cell>
          <table:table-cell office:value-type="float" office:value="50.7014170480688" calcext:value-type="float">
            <text:p>50.7014170480688</text:p>
          </table:table-cell>
          <table:table-cell table:formula="of:=[.D69]+1" office:value-type="date" office:date-value="2023-02-13" calcext:value-type="date">
            <text:p>2023-02-13</text:p>
          </table:table-cell>
        </table:table-row>
        <table:table-row table:style-name="ro1">
          <table:table-cell table:style-name="ce1" office:value-type="date" office:date-value="2023-02-14" calcext:value-type="date">
            <text:p>2023-02-14</text:p>
          </table:table-cell>
          <table:table-cell office:value-type="float" office:value="3.71081127082098" calcext:value-type="float">
            <text:p>3.71081127082098</text:p>
          </table:table-cell>
          <table:table-cell office:value-type="float" office:value="59.2721347195623" calcext:value-type="float">
            <text:p>59.2721347195623</text:p>
          </table:table-cell>
          <table:table-cell table:formula="of:=[.D70]+1" office:value-type="date" office:date-value="2023-02-14" calcext:value-type="date">
            <text:p>2023-02-14</text:p>
          </table:table-cell>
        </table:table-row>
        <table:table-row table:style-name="ro1">
          <table:table-cell table:style-name="ce1" office:value-type="date" office:date-value="2023-02-15" calcext:value-type="date">
            <text:p>2023-02-15</text:p>
          </table:table-cell>
          <table:table-cell office:value-type="float" office:value="3.26729447350115" calcext:value-type="float">
            <text:p>3.26729447350115</text:p>
          </table:table-cell>
          <table:table-cell office:value-type="float" office:value="59.5206417563334" calcext:value-type="float">
            <text:p>59.5206417563334</text:p>
          </table:table-cell>
          <table:table-cell table:formula="of:=[.D71]+1" office:value-type="date" office:date-value="2023-02-15" calcext:value-type="date">
            <text:p>2023-02-15</text:p>
          </table:table-cell>
        </table:table-row>
        <table:table-row table:style-name="ro1">
          <table:table-cell table:style-name="ce1" office:value-type="date" office:date-value="2023-02-16" calcext:value-type="date">
            <text:p>2023-02-16</text:p>
          </table:table-cell>
          <table:table-cell office:value-type="float" office:value="3.57064990332629" calcext:value-type="float">
            <text:p>3.57064990332629</text:p>
          </table:table-cell>
          <table:table-cell office:value-type="float" office:value="69.1707229341475" calcext:value-type="float">
            <text:p>69.1707229341475</text:p>
          </table:table-cell>
          <table:table-cell table:formula="of:=[.D72]+1" office:value-type="date" office:date-value="2023-02-16" calcext:value-type="date">
            <text:p>2023-02-16</text:p>
          </table:table-cell>
        </table:table-row>
        <table:table-row table:style-name="ro1">
          <table:table-cell table:style-name="ce1" office:value-type="date" office:date-value="2023-02-17" calcext:value-type="date">
            <text:p>2023-02-17</text:p>
          </table:table-cell>
          <table:table-cell office:value-type="float" office:value="3.3508019531089" calcext:value-type="float">
            <text:p>3.3508019531089</text:p>
          </table:table-cell>
          <table:table-cell office:value-type="float" office:value="68.5847782384115" calcext:value-type="float">
            <text:p>68.5847782384115</text:p>
          </table:table-cell>
          <table:table-cell table:formula="of:=[.D73]+1" office:value-type="date" office:date-value="2023-02-17" calcext:value-type="date">
            <text:p>2023-02-17</text:p>
          </table:table-cell>
        </table:table-row>
        <table:table-row table:style-name="ro1">
          <table:table-cell table:style-name="ce1" office:value-type="date" office:date-value="2023-02-18" calcext:value-type="date">
            <text:p>2023-02-18</text:p>
          </table:table-cell>
          <table:table-cell office:value-type="float" office:value="3.81730330395841" calcext:value-type="float">
            <text:p>3.81730330395841</text:p>
          </table:table-cell>
          <table:table-cell office:value-type="float" office:value="69.4562976154823" calcext:value-type="float">
            <text:p>69.4562976154823</text:p>
          </table:table-cell>
          <table:table-cell table:formula="of:=[.D74]+1" office:value-type="date" office:date-value="2023-02-18" calcext:value-type="date">
            <text:p>2023-02-18</text:p>
          </table:table-cell>
        </table:table-row>
        <table:table-row table:style-name="ro1">
          <table:table-cell table:style-name="ce1" office:value-type="date" office:date-value="2023-02-19" calcext:value-type="date">
            <text:p>2023-02-19</text:p>
          </table:table-cell>
          <table:table-cell office:value-type="float" office:value="4.25528184757803" calcext:value-type="float">
            <text:p>4.25528184757803</text:p>
          </table:table-cell>
          <table:table-cell office:value-type="float" office:value="67.6246835279514" calcext:value-type="float">
            <text:p>67.6246835279514</text:p>
          </table:table-cell>
          <table:table-cell table:formula="of:=[.D75]+1" office:value-type="date" office:date-value="2023-02-19" calcext:value-type="date">
            <text:p>2023-02-19</text:p>
          </table:table-cell>
        </table:table-row>
        <table:table-row table:style-name="ro1">
          <table:table-cell table:style-name="ce1" office:value-type="date" office:date-value="2023-02-20" calcext:value-type="date">
            <text:p>2023-02-20</text:p>
          </table:table-cell>
          <table:table-cell office:value-type="float" office:value="4.46795672399699" calcext:value-type="float">
            <text:p>4.46795672399699</text:p>
          </table:table-cell>
          <table:table-cell office:value-type="float" office:value="55.8246604774544" calcext:value-type="float">
            <text:p>55.8246604774544</text:p>
          </table:table-cell>
          <table:table-cell table:formula="of:=[.D76]+1" office:value-type="date" office:date-value="2023-02-20" calcext:value-type="date">
            <text:p>2023-02-20</text:p>
          </table:table-cell>
        </table:table-row>
        <table:table-row table:style-name="ro1">
          <table:table-cell table:style-name="ce1" office:value-type="date" office:date-value="2023-02-21" calcext:value-type="date">
            <text:p>2023-02-21</text:p>
          </table:table-cell>
          <table:table-cell office:value-type="float" office:value="4.70459647514924" calcext:value-type="float">
            <text:p>4.70459647514924</text:p>
          </table:table-cell>
          <table:table-cell office:value-type="float" office:value="46.14627461649" calcext:value-type="float">
            <text:p>46.14627461649</text:p>
          </table:table-cell>
          <table:table-cell table:formula="of:=[.D77]+1" office:value-type="date" office:date-value="2023-02-21" calcext:value-type="date">
            <text:p>2023-02-21</text:p>
          </table:table-cell>
        </table:table-row>
        <table:table-row table:style-name="ro1">
          <table:table-cell table:style-name="ce1" office:value-type="date" office:date-value="2023-02-22" calcext:value-type="date">
            <text:p>2023-02-22</text:p>
          </table:table-cell>
          <table:table-cell office:value-type="float" office:value="5.48042715546569" calcext:value-type="float">
            <text:p>5.48042715546569</text:p>
          </table:table-cell>
          <table:table-cell office:value-type="float" office:value="56.8786539660356" calcext:value-type="float">
            <text:p>56.8786539660356</text:p>
          </table:table-cell>
          <table:table-cell table:formula="of:=[.D78]+1" office:value-type="date" office:date-value="2023-02-22" calcext:value-type="date">
            <text:p>2023-02-22</text:p>
          </table:table-cell>
        </table:table-row>
        <table:table-row table:style-name="ro1">
          <table:table-cell table:style-name="ce1" office:value-type="date" office:date-value="2023-02-23" calcext:value-type="date">
            <text:p>2023-02-23</text:p>
          </table:table-cell>
          <table:table-cell office:value-type="float" office:value="5.49172178959653" calcext:value-type="float">
            <text:p>5.49172178959653</text:p>
          </table:table-cell>
          <table:table-cell office:value-type="float" office:value="42.9840909579567" calcext:value-type="float">
            <text:p>42.9840909579567</text:p>
          </table:table-cell>
          <table:table-cell table:formula="of:=[.D79]+1" office:value-type="date" office:date-value="2023-02-23" calcext:value-type="date">
            <text:p>2023-02-23</text:p>
          </table:table-cell>
        </table:table-row>
        <table:table-row table:style-name="ro1">
          <table:table-cell table:style-name="ce1" office:value-type="date" office:date-value="2023-02-24" calcext:value-type="date">
            <text:p>2023-02-24</text:p>
          </table:table-cell>
          <table:table-cell office:value-type="float" office:value="5.40772915369012" calcext:value-type="float">
            <text:p>5.40772915369012</text:p>
          </table:table-cell>
          <table:table-cell office:value-type="float" office:value="41.1964969811529" calcext:value-type="float">
            <text:p>41.1964969811529</text:p>
          </table:table-cell>
          <table:table-cell table:formula="of:=[.D80]+1" office:value-type="date" office:date-value="2023-02-24" calcext:value-type="date">
            <text:p>2023-02-24</text:p>
          </table:table-cell>
        </table:table-row>
        <table:table-row table:style-name="ro1">
          <table:table-cell table:style-name="ce1" office:value-type="date" office:date-value="2023-02-25" calcext:value-type="date">
            <text:p>2023-02-25</text:p>
          </table:table-cell>
          <table:table-cell office:value-type="float" office:value="6.75328035195578" calcext:value-type="float">
            <text:p>6.75328035195578</text:p>
          </table:table-cell>
          <table:table-cell office:value-type="float" office:value="55.2947909422396" calcext:value-type="float">
            <text:p>55.2947909422396</text:p>
          </table:table-cell>
          <table:table-cell table:formula="of:=[.D81]+1" office:value-type="date" office:date-value="2023-02-25" calcext:value-type="date">
            <text:p>2023-02-25</text:p>
          </table:table-cell>
        </table:table-row>
        <table:table-row table:style-name="ro1">
          <table:table-cell table:style-name="ce1" office:value-type="date" office:date-value="2023-02-26" calcext:value-type="date">
            <text:p>2023-02-26</text:p>
          </table:table-cell>
          <table:table-cell office:value-type="float" office:value="6.60209856974473" calcext:value-type="float">
            <text:p>6.60209856974473</text:p>
          </table:table-cell>
          <table:table-cell office:value-type="float" office:value="64.3537822791274" calcext:value-type="float">
            <text:p>64.3537822791274</text:p>
          </table:table-cell>
          <table:table-cell table:formula="of:=[.D82]+1" office:value-type="date" office:date-value="2023-02-26" calcext:value-type="date">
            <text:p>2023-02-26</text:p>
          </table:table-cell>
        </table:table-row>
        <table:table-row table:style-name="ro1">
          <table:table-cell table:style-name="ce1" office:value-type="date" office:date-value="2023-02-27" calcext:value-type="date">
            <text:p>2023-02-27</text:p>
          </table:table-cell>
          <table:table-cell office:value-type="float" office:value="5.99258405243686" calcext:value-type="float">
            <text:p>5.99258405243686</text:p>
          </table:table-cell>
          <table:table-cell office:value-type="float" office:value="61.4501496142071" calcext:value-type="float">
            <text:p>61.4501496142071</text:p>
          </table:table-cell>
          <table:table-cell table:formula="of:=[.D83]+1" office:value-type="date" office:date-value="2023-02-27" calcext:value-type="date">
            <text:p>2023-02-27</text:p>
          </table:table-cell>
        </table:table-row>
        <table:table-row table:style-name="ro1">
          <table:table-cell table:style-name="ce1" office:value-type="date" office:date-value="2023-02-28" calcext:value-type="date">
            <text:p>2023-02-28</text:p>
          </table:table-cell>
          <table:table-cell office:value-type="float" office:value="6.00362953901863" calcext:value-type="float">
            <text:p>6.00362953901863</text:p>
          </table:table-cell>
          <table:table-cell office:value-type="float" office:value="71.5219923388115" calcext:value-type="float">
            <text:p>71.5219923388115</text:p>
          </table:table-cell>
          <table:table-cell table:formula="of:=[.D84]+1" office:value-type="date" office:date-value="2023-02-28" calcext:value-type="date">
            <text:p>2023-02-28</text:p>
          </table:table-cell>
        </table:table-row>
        <table:table-row table:style-name="ro1">
          <table:table-cell table:style-name="ce1" office:value-type="date" office:date-value="2023-03-01" calcext:value-type="date">
            <text:p>2023-03-01</text:p>
          </table:table-cell>
          <table:table-cell office:value-type="float" office:value="3.79222679025465" calcext:value-type="float">
            <text:p>3.79222679025465</text:p>
          </table:table-cell>
          <table:table-cell office:value-type="float" office:value="41.2279795902121" calcext:value-type="float">
            <text:p>41.2279795902121</text:p>
          </table:table-cell>
          <table:table-cell table:formula="of:=[.D85]+1" office:value-type="date" office:date-value="2023-03-01" calcext:value-type="date">
            <text:p>2023-03-01</text:p>
          </table:table-cell>
        </table:table-row>
        <table:table-row table:style-name="ro1">
          <table:table-cell table:style-name="ce1" office:value-type="date" office:date-value="2023-03-02" calcext:value-type="date">
            <text:p>2023-03-02</text:p>
          </table:table-cell>
          <table:table-cell office:value-type="float" office:value="3.95224405791152" calcext:value-type="float">
            <text:p>3.95224405791152</text:p>
          </table:table-cell>
          <table:table-cell office:value-type="float" office:value="37.2535706021535" calcext:value-type="float">
            <text:p>37.2535706021535</text:p>
          </table:table-cell>
          <table:table-cell table:formula="of:=[.D86]+1" office:value-type="date" office:date-value="2023-03-02" calcext:value-type="date">
            <text:p>2023-03-02</text:p>
          </table:table-cell>
        </table:table-row>
        <table:table-row table:style-name="ro1">
          <table:table-cell table:style-name="ce1" office:value-type="date" office:date-value="2023-03-03" calcext:value-type="date">
            <text:p>2023-03-03</text:p>
          </table:table-cell>
          <table:table-cell office:value-type="float" office:value="3.55310219475082" calcext:value-type="float">
            <text:p>3.55310219475082</text:p>
          </table:table-cell>
          <table:table-cell office:value-type="float" office:value="52.0819950301061" calcext:value-type="float">
            <text:p>52.0819950301061</text:p>
          </table:table-cell>
          <table:table-cell table:formula="of:=[.D87]+1" office:value-type="date" office:date-value="2023-03-03" calcext:value-type="date">
            <text:p>2023-03-03</text:p>
          </table:table-cell>
        </table:table-row>
        <table:table-row table:style-name="ro1">
          <table:table-cell table:style-name="ce1" office:value-type="date" office:date-value="2023-03-04" calcext:value-type="date">
            <text:p>2023-03-04</text:p>
          </table:table-cell>
          <table:table-cell office:value-type="float" office:value="3.86091783558668" calcext:value-type="float">
            <text:p>3.86091783558668</text:p>
          </table:table-cell>
          <table:table-cell office:value-type="float" office:value="52.2577283230783" calcext:value-type="float">
            <text:p>52.2577283230783</text:p>
          </table:table-cell>
          <table:table-cell table:formula="of:=[.D88]+1" office:value-type="date" office:date-value="2023-03-04" calcext:value-type="date">
            <text:p>2023-03-04</text:p>
          </table:table-cell>
        </table:table-row>
        <table:table-row table:style-name="ro1">
          <table:table-cell table:style-name="ce1" office:value-type="date" office:date-value="2023-03-05" calcext:value-type="date">
            <text:p>2023-03-05</text:p>
          </table:table-cell>
          <table:table-cell office:value-type="float" office:value="2.92179179840256" calcext:value-type="float">
            <text:p>2.92179179840256</text:p>
          </table:table-cell>
          <table:table-cell office:value-type="float" office:value="46.0415473723162" calcext:value-type="float">
            <text:p>46.0415473723162</text:p>
          </table:table-cell>
          <table:table-cell table:formula="of:=[.D89]+1" office:value-type="date" office:date-value="2023-03-05" calcext:value-type="date">
            <text:p>2023-03-05</text:p>
          </table:table-cell>
        </table:table-row>
        <table:table-row table:style-name="ro1">
          <table:table-cell table:style-name="ce1" office:value-type="date" office:date-value="2023-03-06" calcext:value-type="date">
            <text:p>2023-03-06</text:p>
          </table:table-cell>
          <table:table-cell office:value-type="float" office:value="3.36243342828282" calcext:value-type="float">
            <text:p>3.36243342828282</text:p>
          </table:table-cell>
          <table:table-cell office:value-type="float" office:value="29.8160042692909" calcext:value-type="float">
            <text:p>29.8160042692909</text:p>
          </table:table-cell>
          <table:table-cell table:formula="of:=[.D90]+1" office:value-type="date" office:date-value="2023-03-06" calcext:value-type="date">
            <text:p>2023-03-06</text:p>
          </table:table-cell>
        </table:table-row>
        <table:table-row table:style-name="ro1">
          <table:table-cell table:style-name="ce1" office:value-type="date" office:date-value="2023-03-07" calcext:value-type="date">
            <text:p>2023-03-07</text:p>
          </table:table-cell>
          <table:table-cell office:value-type="float" office:value="3.53765384571408" calcext:value-type="float">
            <text:p>3.53765384571408</text:p>
          </table:table-cell>
          <table:table-cell office:value-type="float" office:value="29.5172750187847" calcext:value-type="float">
            <text:p>29.5172750187847</text:p>
          </table:table-cell>
          <table:table-cell table:formula="of:=[.D91]+1" office:value-type="date" office:date-value="2023-03-07" calcext:value-type="date">
            <text:p>2023-03-07</text:p>
          </table:table-cell>
        </table:table-row>
        <table:table-row table:style-name="ro1">
          <table:table-cell table:style-name="ce1" office:value-type="date" office:date-value="2023-03-08" calcext:value-type="date">
            <text:p>2023-03-08</text:p>
          </table:table-cell>
          <table:table-cell office:value-type="float" office:value="4.50375290000456" calcext:value-type="float">
            <text:p>4.50375290000456</text:p>
          </table:table-cell>
          <table:table-cell office:value-type="float" office:value="16.9456451629026" calcext:value-type="float">
            <text:p>16.9456451629026</text:p>
          </table:table-cell>
          <table:table-cell table:formula="of:=[.D92]+1" office:value-type="date" office:date-value="2023-03-08" calcext:value-type="date">
            <text:p>2023-03-08</text:p>
          </table:table-cell>
        </table:table-row>
        <table:table-row table:style-name="ro1">
          <table:table-cell table:style-name="ce1" office:value-type="date" office:date-value="2023-03-09" calcext:value-type="date">
            <text:p>2023-03-09</text:p>
          </table:table-cell>
          <table:table-cell office:value-type="float" office:value="3.77620881720583" calcext:value-type="float">
            <text:p>3.77620881720583</text:p>
          </table:table-cell>
          <table:table-cell office:value-type="float" office:value="22.1659032154878" calcext:value-type="float">
            <text:p>22.1659032154878</text:p>
          </table:table-cell>
          <table:table-cell table:formula="of:=[.D93]+1" office:value-type="date" office:date-value="2023-03-09" calcext:value-type="date">
            <text:p>2023-03-09</text:p>
          </table:table-cell>
        </table:table-row>
        <table:table-row table:style-name="ro1">
          <table:table-cell table:style-name="ce1" office:value-type="date" office:date-value="2023-03-10" calcext:value-type="date">
            <text:p>2023-03-10</text:p>
          </table:table-cell>
          <table:table-cell office:value-type="float" office:value="4.25227701601931" calcext:value-type="float">
            <text:p>4.25227701601931</text:p>
          </table:table-cell>
          <table:table-cell office:value-type="float" office:value="27.8539594162617" calcext:value-type="float">
            <text:p>27.8539594162617</text:p>
          </table:table-cell>
          <table:table-cell table:formula="of:=[.D94]+1" office:value-type="date" office:date-value="2023-03-10" calcext:value-type="date">
            <text:p>2023-03-10</text:p>
          </table:table-cell>
        </table:table-row>
        <table:table-row table:style-name="ro1">
          <table:table-cell table:style-name="ce1" office:value-type="date" office:date-value="2023-03-11" calcext:value-type="date">
            <text:p>2023-03-11</text:p>
          </table:table-cell>
          <table:table-cell office:value-type="float" office:value="4.69034552078788" calcext:value-type="float">
            <text:p>4.69034552078788</text:p>
          </table:table-cell>
          <table:table-cell office:value-type="float" office:value="31.3030381365865" calcext:value-type="float">
            <text:p>31.3030381365865</text:p>
          </table:table-cell>
          <table:table-cell table:formula="of:=[.D95]+1" office:value-type="date" office:date-value="2023-03-11" calcext:value-type="date">
            <text:p>2023-03-11</text:p>
          </table:table-cell>
        </table:table-row>
        <table:table-row table:style-name="ro1">
          <table:table-cell table:style-name="ce1" office:value-type="date" office:date-value="2023-03-12" calcext:value-type="date">
            <text:p>2023-03-12</text:p>
          </table:table-cell>
          <table:table-cell office:value-type="float" office:value="4.28495746241996" calcext:value-type="float">
            <text:p>4.28495746241996</text:p>
          </table:table-cell>
          <table:table-cell office:value-type="float" office:value="27.4661060481545" calcext:value-type="float">
            <text:p>27.4661060481545</text:p>
          </table:table-cell>
          <table:table-cell table:formula="of:=[.D96]+1" office:value-type="date" office:date-value="2023-03-12" calcext:value-type="date">
            <text:p>2023-03-12</text:p>
          </table:table-cell>
        </table:table-row>
        <table:table-row table:style-name="ro1">
          <table:table-cell table:style-name="ce1" office:value-type="date" office:date-value="2023-03-13" calcext:value-type="date">
            <text:p>2023-03-13</text:p>
          </table:table-cell>
          <table:table-cell office:value-type="float" office:value="3.99866920552191" calcext:value-type="float">
            <text:p>3.99866920552191</text:p>
          </table:table-cell>
          <table:table-cell office:value-type="float" office:value="27.2647659679032" calcext:value-type="float">
            <text:p>27.2647659679032</text:p>
          </table:table-cell>
          <table:table-cell table:formula="of:=[.D97]+1" office:value-type="date" office:date-value="2023-03-13" calcext:value-type="date">
            <text:p>2023-03-13</text:p>
          </table:table-cell>
        </table:table-row>
        <table:table-row table:style-name="ro1">
          <table:table-cell table:style-name="ce1" office:value-type="date" office:date-value="2023-03-14" calcext:value-type="date">
            <text:p>2023-03-14</text:p>
          </table:table-cell>
          <table:table-cell office:value-type="float" office:value="4.20040911088628" calcext:value-type="float">
            <text:p>4.20040911088628</text:p>
          </table:table-cell>
          <table:table-cell office:value-type="float" office:value="19.9969626979579" calcext:value-type="float">
            <text:p>19.9969626979579</text:p>
          </table:table-cell>
          <table:table-cell table:formula="of:=[.D98]+1" office:value-type="date" office:date-value="2023-03-14" calcext:value-type="date">
            <text:p>2023-03-14</text:p>
          </table:table-cell>
        </table:table-row>
        <table:table-row table:style-name="ro1">
          <table:table-cell table:style-name="ce1" office:value-type="date" office:date-value="2023-03-15" calcext:value-type="date">
            <text:p>2023-03-15</text:p>
          </table:table-cell>
          <table:table-cell office:value-type="float" office:value="3.86005261027145" calcext:value-type="float">
            <text:p>3.86005261027145</text:p>
          </table:table-cell>
          <table:table-cell office:value-type="float" office:value="19.3687947765621" calcext:value-type="float">
            <text:p>19.3687947765621</text:p>
          </table:table-cell>
          <table:table-cell table:formula="of:=[.D99]+1" office:value-type="date" office:date-value="2023-03-15" calcext:value-type="date">
            <text:p>2023-03-15</text:p>
          </table:table-cell>
        </table:table-row>
        <table:table-row table:style-name="ro1">
          <table:table-cell table:style-name="ce1" office:value-type="date" office:date-value="2023-03-16" calcext:value-type="date">
            <text:p>2023-03-16</text:p>
          </table:table-cell>
          <table:table-cell office:value-type="float" office:value="3.84954889474356" calcext:value-type="float">
            <text:p>3.84954889474356</text:p>
          </table:table-cell>
          <table:table-cell office:value-type="float" office:value="19.319679098183" calcext:value-type="float">
            <text:p>19.319679098183</text:p>
          </table:table-cell>
          <table:table-cell table:formula="of:=[.D100]+1" office:value-type="date" office:date-value="2023-03-16" calcext:value-type="date">
            <text:p>2023-03-16</text:p>
          </table:table-cell>
        </table:table-row>
        <table:table-row table:style-name="ro1">
          <table:table-cell table:style-name="ce1" office:value-type="date" office:date-value="2023-03-17" calcext:value-type="date">
            <text:p>2023-03-17</text:p>
          </table:table-cell>
          <table:table-cell office:value-type="float" office:value="4.24622253004492" calcext:value-type="float">
            <text:p>4.24622253004492</text:p>
          </table:table-cell>
          <table:table-cell office:value-type="float" office:value="26.3608751406429" calcext:value-type="float">
            <text:p>26.3608751406429</text:p>
          </table:table-cell>
          <table:table-cell table:formula="of:=[.D101]+1" office:value-type="date" office:date-value="2023-03-17" calcext:value-type="date">
            <text:p>2023-03-17</text:p>
          </table:table-cell>
        </table:table-row>
        <table:table-row table:style-name="ro1">
          <table:table-cell table:style-name="ce1" office:value-type="date" office:date-value="2023-03-18" calcext:value-type="date">
            <text:p>2023-03-18</text:p>
          </table:table-cell>
          <table:table-cell office:value-type="float" office:value="4.39718814531803" calcext:value-type="float">
            <text:p>4.39718814531803</text:p>
          </table:table-cell>
          <table:table-cell office:value-type="float" office:value="29.9043611104629" calcext:value-type="float">
            <text:p>29.9043611104629</text:p>
          </table:table-cell>
          <table:table-cell table:formula="of:=[.D102]+1" office:value-type="date" office:date-value="2023-03-18" calcext:value-type="date">
            <text:p>2023-03-18</text:p>
          </table:table-cell>
        </table:table-row>
        <table:table-row table:style-name="ro1">
          <table:table-cell table:style-name="ce1" office:value-type="date" office:date-value="2023-03-19" calcext:value-type="date">
            <text:p>2023-03-19</text:p>
          </table:table-cell>
          <table:table-cell office:value-type="float" office:value="4.76380016339028" calcext:value-type="float">
            <text:p>4.76380016339028</text:p>
          </table:table-cell>
          <table:table-cell office:value-type="float" office:value="33.0146217557314" calcext:value-type="float">
            <text:p>33.0146217557314</text:p>
          </table:table-cell>
          <table:table-cell table:formula="of:=[.D103]+1" office:value-type="date" office:date-value="2023-03-19" calcext:value-type="date">
            <text:p>2023-03-19</text:p>
          </table:table-cell>
        </table:table-row>
        <table:table-row table:style-name="ro1">
          <table:table-cell table:style-name="ce1" office:value-type="date" office:date-value="2023-03-20" calcext:value-type="date">
            <text:p>2023-03-20</text:p>
          </table:table-cell>
          <table:table-cell office:value-type="float" office:value="4.81657281900125" calcext:value-type="float">
            <text:p>4.81657281900125</text:p>
          </table:table-cell>
          <table:table-cell office:value-type="float" office:value="28.7530689419695" calcext:value-type="float">
            <text:p>28.7530689419695</text:p>
          </table:table-cell>
          <table:table-cell table:formula="of:=[.D104]+1" office:value-type="date" office:date-value="2023-03-20" calcext:value-type="date">
            <text:p>2023-03-20</text:p>
          </table:table-cell>
        </table:table-row>
        <table:table-row table:style-name="ro1">
          <table:table-cell table:style-name="ce1" office:value-type="date" office:date-value="2023-03-21" calcext:value-type="date">
            <text:p>2023-03-21</text:p>
          </table:table-cell>
          <table:table-cell office:value-type="float" office:value="4.49966497328017" calcext:value-type="float">
            <text:p>4.49966497328017</text:p>
          </table:table-cell>
          <table:table-cell office:value-type="float" office:value="29.6290492016653" calcext:value-type="float">
            <text:p>29.6290492016653</text:p>
          </table:table-cell>
          <table:table-cell table:formula="of:=[.D105]+1" office:value-type="date" office:date-value="2023-03-21" calcext:value-type="date">
            <text:p>2023-03-21</text:p>
          </table:table-cell>
        </table:table-row>
        <table:table-row table:style-name="ro1">
          <table:table-cell table:style-name="ce1" office:value-type="date" office:date-value="2023-03-22" calcext:value-type="date">
            <text:p>2023-03-22</text:p>
          </table:table-cell>
          <table:table-cell office:value-type="float" office:value="4.62709233075224" calcext:value-type="float">
            <text:p>4.62709233075224</text:p>
          </table:table-cell>
          <table:table-cell office:value-type="float" office:value="30.7348142762376" calcext:value-type="float">
            <text:p>30.7348142762376</text:p>
          </table:table-cell>
          <table:table-cell table:formula="of:=[.D106]+1" office:value-type="date" office:date-value="2023-03-22" calcext:value-type="date">
            <text:p>2023-03-22</text:p>
          </table:table-cell>
        </table:table-row>
        <table:table-row table:style-name="ro1">
          <table:table-cell table:style-name="ce1" office:value-type="date" office:date-value="2023-03-23" calcext:value-type="date">
            <text:p>2023-03-23</text:p>
          </table:table-cell>
          <table:table-cell office:value-type="float" office:value="3.8769446313959" calcext:value-type="float">
            <text:p>3.8769446313959</text:p>
          </table:table-cell>
          <table:table-cell office:value-type="float" office:value="29.1961602881638" calcext:value-type="float">
            <text:p>29.1961602881638</text:p>
          </table:table-cell>
          <table:table-cell table:formula="of:=[.D107]+1" office:value-type="date" office:date-value="2023-03-23" calcext:value-type="date">
            <text:p>2023-03-23</text:p>
          </table:table-cell>
        </table:table-row>
        <table:table-row table:style-name="ro1">
          <table:table-cell table:style-name="ce1" office:value-type="date" office:date-value="2023-03-24" calcext:value-type="date">
            <text:p>2023-03-24</text:p>
          </table:table-cell>
          <table:table-cell office:value-type="float" office:value="3.49783404981892" calcext:value-type="float">
            <text:p>3.49783404981892</text:p>
          </table:table-cell>
          <table:table-cell office:value-type="float" office:value="28.2281575724214" calcext:value-type="float">
            <text:p>28.2281575724214</text:p>
          </table:table-cell>
          <table:table-cell table:formula="of:=[.D108]+1" office:value-type="date" office:date-value="2023-03-24" calcext:value-type="date">
            <text:p>2023-03-24</text:p>
          </table:table-cell>
        </table:table-row>
        <table:table-row table:style-name="ro1">
          <table:table-cell table:style-name="ce1" office:value-type="date" office:date-value="2023-03-25" calcext:value-type="date">
            <text:p>2023-03-25</text:p>
          </table:table-cell>
          <table:table-cell office:value-type="float" office:value="3.43578120858674" calcext:value-type="float">
            <text:p>3.43578120858674</text:p>
          </table:table-cell>
          <table:table-cell office:value-type="float" office:value="34.2004740119665" calcext:value-type="float">
            <text:p>34.2004740119665</text:p>
          </table:table-cell>
          <table:table-cell table:formula="of:=[.D109]+1" office:value-type="date" office:date-value="2023-03-25" calcext:value-type="date">
            <text:p>2023-03-25</text:p>
          </table:table-cell>
        </table:table-row>
        <table:table-row table:style-name="ro1">
          <table:table-cell table:style-name="ce1" office:value-type="date" office:date-value="2023-03-26" calcext:value-type="date">
            <text:p>2023-03-26</text:p>
          </table:table-cell>
          <table:table-cell office:value-type="float" office:value="3.60993743086909" calcext:value-type="float">
            <text:p>3.60993743086909</text:p>
          </table:table-cell>
          <table:table-cell office:value-type="float" office:value="31.8649241723377" calcext:value-type="float">
            <text:p>31.8649241723377</text:p>
          </table:table-cell>
          <table:table-cell table:formula="of:=[.D110]+1" office:value-type="date" office:date-value="2023-03-26" calcext:value-type="date">
            <text:p>2023-03-26</text:p>
          </table:table-cell>
        </table:table-row>
        <table:table-row table:style-name="ro1">
          <table:table-cell table:style-name="ce1" office:value-type="date" office:date-value="2023-03-27" calcext:value-type="date">
            <text:p>2023-03-27</text:p>
          </table:table-cell>
          <table:table-cell office:value-type="float" office:value="3.29434631676915" calcext:value-type="float">
            <text:p>3.29434631676915</text:p>
          </table:table-cell>
          <table:table-cell office:value-type="float" office:value="26.2035253979976" calcext:value-type="float">
            <text:p>26.2035253979976</text:p>
          </table:table-cell>
          <table:table-cell table:formula="of:=[.D111]+1" office:value-type="date" office:date-value="2023-03-27" calcext:value-type="date">
            <text:p>2023-03-27</text:p>
          </table:table-cell>
        </table:table-row>
        <table:table-row table:style-name="ro1">
          <table:table-cell table:style-name="ce1" office:value-type="date" office:date-value="2023-03-28" calcext:value-type="date">
            <text:p>2023-03-28</text:p>
          </table:table-cell>
          <table:table-cell office:value-type="float" office:value="3.49727295162407" calcext:value-type="float">
            <text:p>3.49727295162407</text:p>
          </table:table-cell>
          <table:table-cell office:value-type="float" office:value="23.3984456071402" calcext:value-type="float">
            <text:p>23.3984456071402</text:p>
          </table:table-cell>
          <table:table-cell table:formula="of:=[.D112]+1" office:value-type="date" office:date-value="2023-03-28" calcext:value-type="date">
            <text:p>2023-03-28</text:p>
          </table:table-cell>
        </table:table-row>
        <table:table-row table:style-name="ro1">
          <table:table-cell table:style-name="ce1" office:value-type="date" office:date-value="2023-03-29" calcext:value-type="date">
            <text:p>2023-03-29</text:p>
          </table:table-cell>
          <table:table-cell office:value-type="float" office:value="3.85131009893982" calcext:value-type="float">
            <text:p>3.85131009893982</text:p>
          </table:table-cell>
          <table:table-cell office:value-type="float" office:value="28.1184687490963" calcext:value-type="float">
            <text:p>28.1184687490963</text:p>
          </table:table-cell>
          <table:table-cell table:formula="of:=[.D113]+1" office:value-type="date" office:date-value="2023-03-29" calcext:value-type="date">
            <text:p>2023-03-29</text:p>
          </table:table-cell>
        </table:table-row>
        <table:table-row table:style-name="ro1">
          <table:table-cell table:style-name="ce1" office:value-type="date" office:date-value="2023-03-30" calcext:value-type="date">
            <text:p>2023-03-30</text:p>
          </table:table-cell>
          <table:table-cell office:value-type="float" office:value="4.44801325442623" calcext:value-type="float">
            <text:p>4.44801325442623</text:p>
          </table:table-cell>
          <table:table-cell office:value-type="float" office:value="22.8368633540043" calcext:value-type="float">
            <text:p>22.8368633540043</text:p>
          </table:table-cell>
          <table:table-cell table:formula="of:=[.D114]+1" office:value-type="date" office:date-value="2023-03-30" calcext:value-type="date">
            <text:p>2023-03-30</text:p>
          </table:table-cell>
        </table:table-row>
        <table:table-row table:style-name="ro1">
          <table:table-cell table:style-name="ce1" office:value-type="date" office:date-value="2023-03-31" calcext:value-type="date">
            <text:p>2023-03-31</text:p>
          </table:table-cell>
          <table:table-cell office:value-type="float" office:value="4.42937981891474" calcext:value-type="float">
            <text:p>4.42937981891474</text:p>
          </table:table-cell>
          <table:table-cell office:value-type="float" office:value="21.2724848830415" calcext:value-type="float">
            <text:p>21.2724848830415</text:p>
          </table:table-cell>
          <table:table-cell table:formula="of:=[.D115]+1" office:value-type="date" office:date-value="2023-03-31" calcext:value-type="date">
            <text:p>2023-03-31</text:p>
          </table:table-cell>
        </table:table-row>
        <table:table-row table:style-name="ro1">
          <table:table-cell table:style-name="ce1" office:value-type="date" office:date-value="2023-04-01" calcext:value-type="date">
            <text:p>2023-04-01</text:p>
          </table:table-cell>
          <table:table-cell office:value-type="float" office:value="3.6456150736881" calcext:value-type="float">
            <text:p>3.6456150736881</text:p>
          </table:table-cell>
          <table:table-cell office:value-type="float" office:value="17.7793527160727" calcext:value-type="float">
            <text:p>17.7793527160727</text:p>
          </table:table-cell>
          <table:table-cell table:formula="of:=[.D116]+1" office:value-type="date" office:date-value="2023-04-01" calcext:value-type="date">
            <text:p>2023-04-01</text:p>
          </table:table-cell>
        </table:table-row>
        <table:table-row table:style-name="ro1">
          <table:table-cell table:style-name="ce1" office:value-type="date" office:date-value="2023-04-02" calcext:value-type="date">
            <text:p>2023-04-02</text:p>
          </table:table-cell>
          <table:table-cell office:value-type="float" office:value="4.02495526748278" calcext:value-type="float">
            <text:p>4.02495526748278</text:p>
          </table:table-cell>
          <table:table-cell office:value-type="float" office:value="27.1827461496325" calcext:value-type="float">
            <text:p>27.1827461496325</text:p>
          </table:table-cell>
          <table:table-cell table:formula="of:=[.D117]+1" office:value-type="date" office:date-value="2023-04-02" calcext:value-type="date">
            <text:p>2023-04-02</text:p>
          </table:table-cell>
        </table:table-row>
        <table:table-row table:style-name="ro1">
          <table:table-cell table:style-name="ce1" office:value-type="date" office:date-value="2023-04-03" calcext:value-type="date">
            <text:p>2023-04-03</text:p>
          </table:table-cell>
          <table:table-cell office:value-type="float" office:value="3.4732077800491" calcext:value-type="float">
            <text:p>3.4732077800491</text:p>
          </table:table-cell>
          <table:table-cell office:value-type="float" office:value="10.4384265175486" calcext:value-type="float">
            <text:p>10.4384265175486</text:p>
          </table:table-cell>
          <table:table-cell table:formula="of:=[.D118]+1" office:value-type="date" office:date-value="2023-04-03" calcext:value-type="date">
            <text:p>2023-04-03</text:p>
          </table:table-cell>
        </table:table-row>
        <table:table-row table:style-name="ro1">
          <table:table-cell table:style-name="ce1" office:value-type="date" office:date-value="2023-04-04" calcext:value-type="date">
            <text:p>2023-04-04</text:p>
          </table:table-cell>
          <table:table-cell office:value-type="float" office:value="3.31197989530271" calcext:value-type="float">
            <text:p>3.31197989530271</text:p>
          </table:table-cell>
          <table:table-cell office:value-type="float" office:value="12.8556995098581" calcext:value-type="float">
            <text:p>12.8556995098581</text:p>
          </table:table-cell>
          <table:table-cell table:formula="of:=[.D119]+1" office:value-type="date" office:date-value="2023-04-04" calcext:value-type="date">
            <text:p>2023-04-04</text:p>
          </table:table-cell>
        </table:table-row>
        <table:table-row table:style-name="ro1">
          <table:table-cell table:style-name="ce1" office:value-type="date" office:date-value="2023-04-05" calcext:value-type="date">
            <text:p>2023-04-05</text:p>
          </table:table-cell>
          <table:table-cell office:value-type="float" office:value="4.24467335380908" calcext:value-type="float">
            <text:p>4.24467335380908</text:p>
          </table:table-cell>
          <table:table-cell office:value-type="float" office:value="16.0844010545769" calcext:value-type="float">
            <text:p>16.0844010545769</text:p>
          </table:table-cell>
          <table:table-cell table:formula="of:=[.D120]+1" office:value-type="date" office:date-value="2023-04-05" calcext:value-type="date">
            <text:p>2023-04-05</text:p>
          </table:table-cell>
        </table:table-row>
        <table:table-row table:style-name="ro1">
          <table:table-cell table:style-name="ce1" office:value-type="date" office:date-value="2023-04-06" calcext:value-type="date">
            <text:p>2023-04-06</text:p>
          </table:table-cell>
          <table:table-cell office:value-type="float" office:value="3.96152694147223" calcext:value-type="float">
            <text:p>3.96152694147223</text:p>
          </table:table-cell>
          <table:table-cell office:value-type="float" office:value="19.2443264418942" calcext:value-type="float">
            <text:p>19.2443264418942</text:p>
          </table:table-cell>
          <table:table-cell table:formula="of:=[.D121]+1" office:value-type="date" office:date-value="2023-04-06" calcext:value-type="date">
            <text:p>2023-04-06</text:p>
          </table:table-cell>
        </table:table-row>
        <table:table-row table:style-name="ro1">
          <table:table-cell table:style-name="ce1" office:value-type="date" office:date-value="2023-04-07" calcext:value-type="date">
            <text:p>2023-04-07</text:p>
          </table:table-cell>
          <table:table-cell office:value-type="float" office:value="3.76463700324053" calcext:value-type="float">
            <text:p>3.76463700324053</text:p>
          </table:table-cell>
          <table:table-cell office:value-type="float" office:value="23.8194982073178" calcext:value-type="float">
            <text:p>23.8194982073178</text:p>
          </table:table-cell>
          <table:table-cell table:formula="of:=[.D122]+1" office:value-type="date" office:date-value="2023-04-07" calcext:value-type="date">
            <text:p>2023-04-07</text:p>
          </table:table-cell>
        </table:table-row>
        <table:table-row table:style-name="ro1">
          <table:table-cell table:style-name="ce1" office:value-type="date" office:date-value="2023-04-08" calcext:value-type="date">
            <text:p>2023-04-08</text:p>
          </table:table-cell>
          <table:table-cell office:value-type="float" office:value="4.60376326239285" calcext:value-type="float">
            <text:p>4.60376326239285</text:p>
          </table:table-cell>
          <table:table-cell office:value-type="float" office:value="22.0744214781935" calcext:value-type="float">
            <text:p>22.0744214781935</text:p>
          </table:table-cell>
          <table:table-cell table:formula="of:=[.D123]+1" office:value-type="date" office:date-value="2023-04-08" calcext:value-type="date">
            <text:p>2023-04-08</text:p>
          </table:table-cell>
        </table:table-row>
        <table:table-row table:style-name="ro1">
          <table:table-cell table:style-name="ce1" office:value-type="date" office:date-value="2023-04-09" calcext:value-type="date">
            <text:p>2023-04-09</text:p>
          </table:table-cell>
          <table:table-cell office:value-type="float" office:value="5.17155050445992" calcext:value-type="float">
            <text:p>5.17155050445992</text:p>
          </table:table-cell>
          <table:table-cell office:value-type="float" office:value="21.4747857881958" calcext:value-type="float">
            <text:p>21.4747857881958</text:p>
          </table:table-cell>
          <table:table-cell table:formula="of:=[.D124]+1" office:value-type="date" office:date-value="2023-04-09" calcext:value-type="date">
            <text:p>2023-04-09</text:p>
          </table:table-cell>
        </table:table-row>
        <table:table-row table:style-name="ro1">
          <table:table-cell table:style-name="ce1" office:value-type="date" office:date-value="2023-04-10" calcext:value-type="date">
            <text:p>2023-04-10</text:p>
          </table:table-cell>
          <table:table-cell office:value-type="float" office:value="5.27275695548096" calcext:value-type="float">
            <text:p>5.27275695548096</text:p>
          </table:table-cell>
          <table:table-cell office:value-type="float" office:value="21.326025434871" calcext:value-type="float">
            <text:p>21.326025434871</text:p>
          </table:table-cell>
          <table:table-cell table:formula="of:=[.D125]+1" office:value-type="date" office:date-value="2023-04-10" calcext:value-type="date">
            <text:p>2023-04-10</text:p>
          </table:table-cell>
        </table:table-row>
        <table:table-row table:style-name="ro1">
          <table:table-cell table:style-name="ce1" office:value-type="date" office:date-value="2023-04-11" calcext:value-type="date">
            <text:p>2023-04-11</text:p>
          </table:table-cell>
          <table:table-cell office:value-type="float" office:value="5.55340669940907" calcext:value-type="float">
            <text:p>5.55340669940907</text:p>
          </table:table-cell>
          <table:table-cell office:value-type="float" office:value="23.733688939957" calcext:value-type="float">
            <text:p>23.733688939957</text:p>
          </table:table-cell>
          <table:table-cell table:formula="of:=[.D126]+1" office:value-type="date" office:date-value="2023-04-11" calcext:value-type="date">
            <text:p>2023-04-11</text:p>
          </table:table-cell>
        </table:table-row>
        <table:table-row table:style-name="ro1">
          <table:table-cell table:style-name="ce1" office:value-type="date" office:date-value="2023-04-12" calcext:value-type="date">
            <text:p>2023-04-12</text:p>
          </table:table-cell>
          <table:table-cell office:value-type="float" office:value="5.75363564768347" calcext:value-type="float">
            <text:p>5.75363564768347</text:p>
          </table:table-cell>
          <table:table-cell office:value-type="float" office:value="20.1052323613938" calcext:value-type="float">
            <text:p>20.1052323613938</text:p>
          </table:table-cell>
          <table:table-cell table:formula="of:=[.D127]+1" office:value-type="date" office:date-value="2023-04-12" calcext:value-type="date">
            <text:p>2023-04-12</text:p>
          </table:table-cell>
        </table:table-row>
        <table:table-row table:style-name="ro1">
          <table:table-cell table:style-name="ce1" office:value-type="date" office:date-value="2023-04-13" calcext:value-type="date">
            <text:p>2023-04-13</text:p>
          </table:table-cell>
          <table:table-cell office:value-type="float" office:value="5.39687013588445" calcext:value-type="float">
            <text:p>5.39687013588445</text:p>
          </table:table-cell>
          <table:table-cell office:value-type="float" office:value="25.4722115984094" calcext:value-type="float">
            <text:p>25.4722115984094</text:p>
          </table:table-cell>
          <table:table-cell table:formula="of:=[.D128]+1" office:value-type="date" office:date-value="2023-04-13" calcext:value-type="date">
            <text:p>2023-04-13</text:p>
          </table:table-cell>
        </table:table-row>
        <table:table-row table:style-name="ro1">
          <table:table-cell table:style-name="ce1" office:value-type="date" office:date-value="2023-04-14" calcext:value-type="date">
            <text:p>2023-04-14</text:p>
          </table:table-cell>
          <table:table-cell office:value-type="float" office:value="4.730994951849" calcext:value-type="float">
            <text:p>4.730994951849</text:p>
          </table:table-cell>
          <table:table-cell office:value-type="float" office:value="24.5275676142526" calcext:value-type="float">
            <text:p>24.5275676142526</text:p>
          </table:table-cell>
          <table:table-cell table:formula="of:=[.D129]+1" office:value-type="date" office:date-value="2023-04-14" calcext:value-type="date">
            <text:p>2023-04-14</text:p>
          </table:table-cell>
        </table:table-row>
        <table:table-row table:style-name="ro1">
          <table:table-cell table:style-name="ce1" office:value-type="date" office:date-value="2023-04-15" calcext:value-type="date">
            <text:p>2023-04-15</text:p>
          </table:table-cell>
          <table:table-cell office:value-type="float" office:value="4.34308804009981" calcext:value-type="float">
            <text:p>4.34308804009981</text:p>
          </table:table-cell>
          <table:table-cell office:value-type="float" office:value="25.416924174306" calcext:value-type="float">
            <text:p>25.416924174306</text:p>
          </table:table-cell>
          <table:table-cell table:formula="of:=[.D130]+1" office:value-type="date" office:date-value="2023-04-15" calcext:value-type="date">
            <text:p>2023-04-15</text:p>
          </table:table-cell>
        </table:table-row>
        <table:table-row table:style-name="ro1">
          <table:table-cell table:style-name="ce1" office:value-type="date" office:date-value="2023-04-16" calcext:value-type="date">
            <text:p>2023-04-16</text:p>
          </table:table-cell>
          <table:table-cell office:value-type="float" office:value="3.40549111978444" calcext:value-type="float">
            <text:p>3.40549111978444</text:p>
          </table:table-cell>
          <table:table-cell office:value-type="float" office:value="23.1083798885947" calcext:value-type="float">
            <text:p>23.1083798885947</text:p>
          </table:table-cell>
          <table:table-cell table:formula="of:=[.D131]+1" office:value-type="date" office:date-value="2023-04-16" calcext:value-type="date">
            <text:p>2023-04-16</text:p>
          </table:table-cell>
        </table:table-row>
        <table:table-row table:style-name="ro1">
          <table:table-cell table:style-name="ce1" office:value-type="date" office:date-value="2023-04-17" calcext:value-type="date">
            <text:p>2023-04-17</text:p>
          </table:table-cell>
          <table:table-cell office:value-type="float" office:value="3.21882822487491" calcext:value-type="float">
            <text:p>3.21882822487491</text:p>
          </table:table-cell>
          <table:table-cell office:value-type="float" office:value="26.9341522908968" calcext:value-type="float">
            <text:p>26.9341522908968</text:p>
          </table:table-cell>
          <table:table-cell table:formula="of:=[.D132]+1" office:value-type="date" office:date-value="2023-04-17" calcext:value-type="date">
            <text:p>2023-04-17</text:p>
          </table:table-cell>
        </table:table-row>
        <table:table-row table:style-name="ro1">
          <table:table-cell table:style-name="ce1" office:value-type="date" office:date-value="2023-04-18" calcext:value-type="date">
            <text:p>2023-04-18</text:p>
          </table:table-cell>
          <table:table-cell office:value-type="float" office:value="3.07629560505915" calcext:value-type="float">
            <text:p>3.07629560505915</text:p>
          </table:table-cell>
          <table:table-cell office:value-type="float" office:value="25.2219423223069" calcext:value-type="float">
            <text:p>25.2219423223069</text:p>
          </table:table-cell>
          <table:table-cell table:formula="of:=[.D133]+1" office:value-type="date" office:date-value="2023-04-18" calcext:value-type="date">
            <text:p>2023-04-18</text:p>
          </table:table-cell>
        </table:table-row>
        <table:table-row table:style-name="ro1">
          <table:table-cell table:style-name="ce1" office:value-type="date" office:date-value="2023-04-19" calcext:value-type="date">
            <text:p>2023-04-19</text:p>
          </table:table-cell>
          <table:table-cell office:value-type="float" office:value="3.07451029184063" calcext:value-type="float">
            <text:p>3.07451029184063</text:p>
          </table:table-cell>
          <table:table-cell office:value-type="float" office:value="21.52154072852" calcext:value-type="float">
            <text:p>21.52154072852</text:p>
          </table:table-cell>
          <table:table-cell table:formula="of:=[.D134]+1" office:value-type="date" office:date-value="2023-04-19" calcext:value-type="date">
            <text:p>2023-04-19</text:p>
          </table:table-cell>
        </table:table-row>
        <table:table-row table:style-name="ro1">
          <table:table-cell table:style-name="ce1" office:value-type="date" office:date-value="2023-04-20" calcext:value-type="date">
            <text:p>2023-04-20</text:p>
          </table:table-cell>
          <table:table-cell office:value-type="float" office:value="3.27145025229639" calcext:value-type="float">
            <text:p>3.27145025229639</text:p>
          </table:table-cell>
          <table:table-cell office:value-type="float" office:value="17.8235327201449" calcext:value-type="float">
            <text:p>17.8235327201449</text:p>
          </table:table-cell>
          <table:table-cell table:formula="of:=[.D135]+1" office:value-type="date" office:date-value="2023-04-20" calcext:value-type="date">
            <text:p>2023-04-20</text:p>
          </table:table-cell>
        </table:table-row>
        <table:table-row table:style-name="ro1">
          <table:table-cell table:style-name="ce1" office:value-type="date" office:date-value="2023-04-21" calcext:value-type="date">
            <text:p>2023-04-21</text:p>
          </table:table-cell>
          <table:table-cell office:value-type="float" office:value="3.44682452086593" calcext:value-type="float">
            <text:p>3.44682452086593</text:p>
          </table:table-cell>
          <table:table-cell office:value-type="float" office:value="20.3448321231694" calcext:value-type="float">
            <text:p>20.3448321231694</text:p>
          </table:table-cell>
          <table:table-cell table:formula="of:=[.D136]+1" office:value-type="date" office:date-value="2023-04-21" calcext:value-type="date">
            <text:p>2023-04-21</text:p>
          </table:table-cell>
        </table:table-row>
        <table:table-row table:style-name="ro1">
          <table:table-cell table:style-name="ce1" office:value-type="date" office:date-value="2023-04-22" calcext:value-type="date">
            <text:p>2023-04-22</text:p>
          </table:table-cell>
          <table:table-cell office:value-type="float" office:value="3.25489507154655" calcext:value-type="float">
            <text:p>3.25489507154655</text:p>
          </table:table-cell>
          <table:table-cell office:value-type="float" office:value="18.9433460626126" calcext:value-type="float">
            <text:p>18.9433460626126</text:p>
          </table:table-cell>
          <table:table-cell table:formula="of:=[.D137]+1" office:value-type="date" office:date-value="2023-04-22" calcext:value-type="date">
            <text:p>2023-04-22</text:p>
          </table:table-cell>
        </table:table-row>
        <table:table-row table:style-name="ro1">
          <table:table-cell table:style-name="ce1" office:value-type="date" office:date-value="2023-04-23" calcext:value-type="date">
            <text:p>2023-04-23</text:p>
          </table:table-cell>
          <table:table-cell office:value-type="float" office:value="2.89288168129911" calcext:value-type="float">
            <text:p>2.89288168129911</text:p>
          </table:table-cell>
          <table:table-cell office:value-type="float" office:value="16.7541066823449" calcext:value-type="float">
            <text:p>16.7541066823449</text:p>
          </table:table-cell>
          <table:table-cell table:formula="of:=[.D138]+1" office:value-type="date" office:date-value="2023-04-23" calcext:value-type="date">
            <text:p>2023-04-23</text:p>
          </table:table-cell>
        </table:table-row>
        <table:table-row table:style-name="ro1">
          <table:table-cell table:style-name="ce1" office:value-type="date" office:date-value="2023-04-24" calcext:value-type="date">
            <text:p>2023-04-24</text:p>
          </table:table-cell>
          <table:table-cell office:value-type="float" office:value="2.55665467077771" calcext:value-type="float">
            <text:p>2.55665467077771</text:p>
          </table:table-cell>
          <table:table-cell office:value-type="float" office:value="17.2766720906737" calcext:value-type="float">
            <text:p>17.2766720906737</text:p>
          </table:table-cell>
          <table:table-cell table:formula="of:=[.D139]+1" office:value-type="date" office:date-value="2023-04-24" calcext:value-type="date">
            <text:p>2023-04-24</text:p>
          </table:table-cell>
        </table:table-row>
        <table:table-row table:style-name="ro1">
          <table:table-cell table:style-name="ce1" office:value-type="date" office:date-value="2023-04-25" calcext:value-type="date">
            <text:p>2023-04-25</text:p>
          </table:table-cell>
          <table:table-cell office:value-type="float" office:value="2.75985979031578" calcext:value-type="float">
            <text:p>2.75985979031578</text:p>
          </table:table-cell>
          <table:table-cell office:value-type="float" office:value="17.5905592930879" calcext:value-type="float">
            <text:p>17.5905592930879</text:p>
          </table:table-cell>
          <table:table-cell table:formula="of:=[.D140]+1" office:value-type="date" office:date-value="2023-04-25" calcext:value-type="date">
            <text:p>2023-04-25</text:p>
          </table:table-cell>
        </table:table-row>
        <table:table-row table:style-name="ro1">
          <table:table-cell table:style-name="ce1" office:value-type="date" office:date-value="2023-04-26" calcext:value-type="date">
            <text:p>2023-04-26</text:p>
          </table:table-cell>
          <table:table-cell office:value-type="float" office:value="3.42011679488922" calcext:value-type="float">
            <text:p>3.42011679488922</text:p>
          </table:table-cell>
          <table:table-cell office:value-type="float" office:value="11.6021773962531" calcext:value-type="float">
            <text:p>11.6021773962531</text:p>
          </table:table-cell>
          <table:table-cell table:formula="of:=[.D141]+1" office:value-type="date" office:date-value="2023-04-26" calcext:value-type="date">
            <text:p>2023-04-26</text:p>
          </table:table-cell>
        </table:table-row>
        <table:table-row table:style-name="ro1">
          <table:table-cell table:style-name="ce1" office:value-type="date" office:date-value="2023-04-27" calcext:value-type="date">
            <text:p>2023-04-27</text:p>
          </table:table-cell>
          <table:table-cell office:value-type="float" office:value="3.5463904332301" calcext:value-type="float">
            <text:p>3.5463904332301</text:p>
          </table:table-cell>
          <table:table-cell office:value-type="float" office:value="6.24126078643973" calcext:value-type="float">
            <text:p>6.24126078643973</text:p>
          </table:table-cell>
          <table:table-cell table:formula="of:=[.D142]+1" office:value-type="date" office:date-value="2023-04-27" calcext:value-type="date">
            <text:p>2023-04-27</text:p>
          </table:table-cell>
        </table:table-row>
        <table:table-row table:style-name="ro1">
          <table:table-cell table:style-name="ce1" office:value-type="date" office:date-value="2023-04-28" calcext:value-type="date">
            <text:p>2023-04-28</text:p>
          </table:table-cell>
          <table:table-cell office:value-type="float" office:value="4.14473036804604" calcext:value-type="float">
            <text:p>4.14473036804604</text:p>
          </table:table-cell>
          <table:table-cell office:value-type="float" office:value="3.60627641472318" calcext:value-type="float">
            <text:p>3.60627641472318</text:p>
          </table:table-cell>
          <table:table-cell table:formula="of:=[.D143]+1" office:value-type="date" office:date-value="2023-04-28" calcext:value-type="date">
            <text:p>2023-04-28</text:p>
          </table:table-cell>
        </table:table-row>
        <table:table-row table:style-name="ro1">
          <table:table-cell table:style-name="ce1" office:value-type="date" office:date-value="2023-04-29" calcext:value-type="date">
            <text:p>2023-04-29</text:p>
          </table:table-cell>
          <table:table-cell office:value-type="float" office:value="4.75543302628908" calcext:value-type="float">
            <text:p>4.75543302628908</text:p>
          </table:table-cell>
          <table:table-cell office:value-type="float" office:value="2.20469196098381" calcext:value-type="float">
            <text:p>2.20469196098381</text:p>
          </table:table-cell>
          <table:table-cell table:formula="of:=[.D144]+1" office:value-type="date" office:date-value="2023-04-29" calcext:value-type="date">
            <text:p>2023-04-29</text:p>
          </table:table-cell>
        </table:table-row>
        <table:table-row table:style-name="ro1">
          <table:table-cell table:style-name="ce1" office:value-type="date" office:date-value="2023-04-30" calcext:value-type="date">
            <text:p>2023-04-30</text:p>
          </table:table-cell>
          <table:table-cell office:value-type="float" office:value="4.72978442911012" calcext:value-type="float">
            <text:p>4.72978442911012</text:p>
          </table:table-cell>
          <table:table-cell office:value-type="float" office:value="1.19548847847516" calcext:value-type="float">
            <text:p>1.19548847847516</text:p>
          </table:table-cell>
          <table:table-cell table:formula="of:=[.D145]+1" office:value-type="date" office:date-value="2023-04-30" calcext:value-type="date">
            <text:p>2023-04-30</text:p>
          </table:table-cell>
        </table:table-row>
        <table:table-row table:style-name="ro1">
          <table:table-cell table:style-name="ce1" office:value-type="date" office:date-value="2023-05-01" calcext:value-type="date">
            <text:p>2023-05-01</text:p>
          </table:table-cell>
          <table:table-cell office:value-type="float" office:value="4.39428201119745" calcext:value-type="float">
            <text:p>4.39428201119745</text:p>
          </table:table-cell>
          <table:table-cell office:value-type="float" office:value="1.13606122517422" calcext:value-type="float">
            <text:p>1.13606122517422</text:p>
          </table:table-cell>
          <table:table-cell table:formula="of:=[.D146]+1" office:value-type="date" office:date-value="2023-05-01" calcext:value-type="date">
            <text:p>2023-05-01</text:p>
          </table:table-cell>
        </table:table-row>
        <table:table-row table:style-name="ro1">
          <table:table-cell table:style-name="ce1" office:value-type="date" office:date-value="2023-05-02" calcext:value-type="date">
            <text:p>2023-05-02</text:p>
          </table:table-cell>
          <table:table-cell office:value-type="float" office:value="4.2659207245515" calcext:value-type="float">
            <text:p>4.2659207245515</text:p>
          </table:table-cell>
          <table:table-cell office:value-type="float" office:value="1.06074007877873" calcext:value-type="float">
            <text:p>1.06074007877873</text:p>
          </table:table-cell>
          <table:table-cell table:formula="of:=[.D147]+1" office:value-type="date" office:date-value="2023-05-02" calcext:value-type="date">
            <text:p>2023-05-02</text:p>
          </table:table-cell>
        </table:table-row>
        <table:table-row table:style-name="ro1">
          <table:table-cell table:style-name="ce1" office:value-type="date" office:date-value="2023-05-03" calcext:value-type="date">
            <text:p>2023-05-03</text:p>
          </table:table-cell>
          <table:table-cell office:value-type="float" office:value="3.8583603059958" calcext:value-type="float">
            <text:p>3.8583603059958</text:p>
          </table:table-cell>
          <table:table-cell office:value-type="float" office:value="0.82758135270619" calcext:value-type="float">
            <text:p>0.82758135270619</text:p>
          </table:table-cell>
          <table:table-cell table:formula="of:=[.D148]+1" office:value-type="date" office:date-value="2023-05-03" calcext:value-type="date">
            <text:p>2023-05-03</text:p>
          </table:table-cell>
        </table:table-row>
        <table:table-row table:style-name="ro1">
          <table:table-cell table:style-name="ce1" office:value-type="date" office:date-value="2023-05-04" calcext:value-type="date">
            <text:p>2023-05-04</text:p>
          </table:table-cell>
          <table:table-cell office:value-type="float" office:value="4.00780509585423" calcext:value-type="float">
            <text:p>4.00780509585423</text:p>
          </table:table-cell>
          <table:table-cell office:value-type="float" office:value="0.662578437938745" calcext:value-type="float">
            <text:p>0.662578437938745</text:p>
          </table:table-cell>
          <table:table-cell table:formula="of:=[.D149]+1" office:value-type="date" office:date-value="2023-05-04" calcext:value-type="date">
            <text:p>2023-05-04</text:p>
          </table:table-cell>
        </table:table-row>
        <table:table-row table:style-name="ro1">
          <table:table-cell table:style-name="ce1" office:value-type="date" office:date-value="2023-05-05" calcext:value-type="date">
            <text:p>2023-05-05</text:p>
          </table:table-cell>
          <table:table-cell office:value-type="float" office:value="3.07199953519799" calcext:value-type="float">
            <text:p>3.07199953519799</text:p>
          </table:table-cell>
          <table:table-cell office:value-type="float" office:value="0.482126657018122" calcext:value-type="float">
            <text:p>0.482126657018122</text:p>
          </table:table-cell>
          <table:table-cell table:formula="of:=[.D150]+1" office:value-type="date" office:date-value="2023-05-05" calcext:value-type="date">
            <text:p>2023-05-05</text:p>
          </table:table-cell>
        </table:table-row>
        <table:table-row table:style-name="ro1">
          <table:table-cell table:style-name="ce1" office:value-type="date" office:date-value="2023-05-06" calcext:value-type="date">
            <text:p>2023-05-06</text:p>
          </table:table-cell>
          <table:table-cell office:value-type="float" office:value="3.24575837309912" calcext:value-type="float">
            <text:p>3.24575837309912</text:p>
          </table:table-cell>
          <table:table-cell office:value-type="float" office:value="0.042150031899592" calcext:value-type="float">
            <text:p>0.042150031899592</text:p>
          </table:table-cell>
          <table:table-cell table:formula="of:=[.D151]+1" office:value-type="date" office:date-value="2023-05-06" calcext:value-type="date">
            <text:p>2023-05-06</text:p>
          </table:table-cell>
        </table:table-row>
        <table:table-row table:style-name="ro1">
          <table:table-cell table:style-name="ce1" office:value-type="date" office:date-value="2023-05-07" calcext:value-type="date">
            <text:p>2023-05-07</text:p>
          </table:table-cell>
          <table:table-cell office:value-type="float" office:value="2.78017978175535" calcext:value-type="float">
            <text:p>2.78017978175535</text:p>
          </table:table-cell>
          <table:table-cell office:value-type="float" office:value="0" calcext:value-type="float">
            <text:p>0</text:p>
          </table:table-cell>
          <table:table-cell table:formula="of:=[.D152]+1" office:value-type="date" office:date-value="2023-05-07" calcext:value-type="date">
            <text:p>2023-05-07</text:p>
          </table:table-cell>
        </table:table-row>
        <table:table-row table:style-name="ro1">
          <table:table-cell table:style-name="ce1" office:value-type="date" office:date-value="2023-05-08" calcext:value-type="date">
            <text:p>2023-05-08</text:p>
          </table:table-cell>
          <table:table-cell office:value-type="float" office:value="2.72150867017006" calcext:value-type="float">
            <text:p>2.72150867017006</text:p>
          </table:table-cell>
          <table:table-cell office:value-type="float" office:value="0" calcext:value-type="float">
            <text:p>0</text:p>
          </table:table-cell>
          <table:table-cell table:formula="of:=[.D153]+1" office:value-type="date" office:date-value="2023-05-08" calcext:value-type="date">
            <text:p>2023-05-08</text:p>
          </table:table-cell>
        </table:table-row>
        <table:table-row table:style-name="ro1">
          <table:table-cell table:style-name="ce1" office:value-type="date" office:date-value="2023-05-09" calcext:value-type="date">
            <text:p>2023-05-09</text:p>
          </table:table-cell>
          <table:table-cell office:value-type="float" office:value="2.78824492531305" calcext:value-type="float">
            <text:p>2.78824492531305</text:p>
          </table:table-cell>
          <table:table-cell office:value-type="float" office:value="0" calcext:value-type="float">
            <text:p>0</text:p>
          </table:table-cell>
          <table:table-cell table:formula="of:=[.D154]+1" office:value-type="date" office:date-value="2023-05-09" calcext:value-type="date">
            <text:p>2023-05-09</text:p>
          </table:table-cell>
        </table:table-row>
        <table:table-row table:style-name="ro1">
          <table:table-cell table:style-name="ce1" office:value-type="date" office:date-value="2023-05-10" calcext:value-type="date">
            <text:p>2023-05-10</text:p>
          </table:table-cell>
          <table:table-cell office:value-type="float" office:value="3.4461860305392" calcext:value-type="float">
            <text:p>3.4461860305392</text:p>
          </table:table-cell>
          <table:table-cell office:value-type="float" office:value="0" calcext:value-type="float">
            <text:p>0</text:p>
          </table:table-cell>
          <table:table-cell table:formula="of:=[.D155]+1" office:value-type="date" office:date-value="2023-05-10" calcext:value-type="date">
            <text:p>2023-05-10</text:p>
          </table:table-cell>
        </table:table-row>
        <table:table-row table:style-name="ro1">
          <table:table-cell table:style-name="ce1" office:value-type="date" office:date-value="2023-05-11" calcext:value-type="date">
            <text:p>2023-05-11</text:p>
          </table:table-cell>
          <table:table-cell office:value-type="float" office:value="3.1358837175085" calcext:value-type="float">
            <text:p>3.1358837175085</text:p>
          </table:table-cell>
          <table:table-cell office:value-type="float" office:value="0" calcext:value-type="float">
            <text:p>0</text:p>
          </table:table-cell>
          <table:table-cell table:formula="of:=[.D156]+1" office:value-type="date" office:date-value="2023-05-11" calcext:value-type="date">
            <text:p>2023-05-11</text:p>
          </table:table-cell>
        </table:table-row>
        <table:table-row table:style-name="ro1">
          <table:table-cell table:style-name="ce1" office:value-type="date" office:date-value="2023-05-12" calcext:value-type="date">
            <text:p>2023-05-12</text:p>
          </table:table-cell>
          <table:table-cell office:value-type="float" office:value="3.08926827607103" calcext:value-type="float">
            <text:p>3.08926827607103</text:p>
          </table:table-cell>
          <table:table-cell office:value-type="float" office:value="0" calcext:value-type="float">
            <text:p>0</text:p>
          </table:table-cell>
          <table:table-cell table:formula="of:=[.D157]+1" office:value-type="date" office:date-value="2023-05-12" calcext:value-type="date">
            <text:p>2023-05-12</text:p>
          </table:table-cell>
        </table:table-row>
        <table:table-row table:style-name="ro1">
          <table:table-cell table:style-name="ce1" office:value-type="date" office:date-value="2023-05-13" calcext:value-type="date">
            <text:p>2023-05-13</text:p>
          </table:table-cell>
          <table:table-cell office:value-type="float" office:value="2.6864738275423" calcext:value-type="float">
            <text:p>2.6864738275423</text:p>
          </table:table-cell>
          <table:table-cell office:value-type="float" office:value="0" calcext:value-type="float">
            <text:p>0</text:p>
          </table:table-cell>
          <table:table-cell table:formula="of:=[.D158]+1" office:value-type="date" office:date-value="2023-05-13" calcext:value-type="date">
            <text:p>2023-05-13</text:p>
          </table:table-cell>
        </table:table-row>
        <table:table-row table:style-name="ro1">
          <table:table-cell table:style-name="ce1" office:value-type="date" office:date-value="2023-05-14" calcext:value-type="date">
            <text:p>2023-05-14</text:p>
          </table:table-cell>
          <table:table-cell office:value-type="float" office:value="2.84641014064736" calcext:value-type="float">
            <text:p>2.84641014064736</text:p>
          </table:table-cell>
          <table:table-cell office:value-type="float" office:value="0" calcext:value-type="float">
            <text:p>0</text:p>
          </table:table-cell>
          <table:table-cell table:formula="of:=[.D159]+1" office:value-type="date" office:date-value="2023-05-14" calcext:value-type="date">
            <text:p>2023-05-14</text:p>
          </table:table-cell>
        </table:table-row>
        <table:table-row table:style-name="ro1">
          <table:table-cell table:style-name="ce1" office:value-type="date" office:date-value="2023-05-15" calcext:value-type="date">
            <text:p>2023-05-15</text:p>
          </table:table-cell>
          <table:table-cell office:value-type="float" office:value="2.87927657944716" calcext:value-type="float">
            <text:p>2.87927657944716</text:p>
          </table:table-cell>
          <table:table-cell office:value-type="float" office:value="0" calcext:value-type="float">
            <text:p>0</text:p>
          </table:table-cell>
          <table:table-cell table:formula="of:=[.D160]+1" office:value-type="date" office:date-value="2023-05-15" calcext:value-type="date">
            <text:p>2023-05-15</text:p>
          </table:table-cell>
        </table:table-row>
        <table:table-row table:style-name="ro1">
          <table:table-cell table:style-name="ce1" office:value-type="date" office:date-value="2023-05-16" calcext:value-type="date">
            <text:p>2023-05-16</text:p>
          </table:table-cell>
          <table:table-cell office:value-type="float" office:value="3.54731436984582" calcext:value-type="float">
            <text:p>3.54731436984582</text:p>
          </table:table-cell>
          <table:table-cell office:value-type="float" office:value="0" calcext:value-type="float">
            <text:p>0</text:p>
          </table:table-cell>
          <table:table-cell table:formula="of:=[.D161]+1" office:value-type="date" office:date-value="2023-05-16" calcext:value-type="date">
            <text:p>2023-05-16</text:p>
          </table:table-cell>
        </table:table-row>
        <table:table-row table:style-name="ro1">
          <table:table-cell table:style-name="ce1" office:value-type="date" office:date-value="2023-05-17" calcext:value-type="date">
            <text:p>2023-05-17</text:p>
          </table:table-cell>
          <table:table-cell office:value-type="float" office:value="3.49006096821108" calcext:value-type="float">
            <text:p>3.49006096821108</text:p>
          </table:table-cell>
          <table:table-cell office:value-type="float" office:value="0" calcext:value-type="float">
            <text:p>0</text:p>
          </table:table-cell>
          <table:table-cell table:formula="of:=[.D162]+1" office:value-type="date" office:date-value="2023-05-17" calcext:value-type="date">
            <text:p>2023-05-17</text:p>
          </table:table-cell>
        </table:table-row>
        <table:table-row table:style-name="ro1">
          <table:table-cell table:style-name="ce1" office:value-type="date" office:date-value="2023-05-18" calcext:value-type="date">
            <text:p>2023-05-18</text:p>
          </table:table-cell>
          <table:table-cell office:value-type="float" office:value="4.57670391952101" calcext:value-type="float">
            <text:p>4.57670391952101</text:p>
          </table:table-cell>
          <table:table-cell office:value-type="float" office:value="0" calcext:value-type="float">
            <text:p>0</text:p>
          </table:table-cell>
          <table:table-cell table:formula="of:=[.D163]+1" office:value-type="date" office:date-value="2023-05-18" calcext:value-type="date">
            <text:p>2023-05-18</text:p>
          </table:table-cell>
        </table:table-row>
        <table:table-row table:style-name="ro1">
          <table:table-cell table:style-name="ce1" office:value-type="date" office:date-value="2023-05-19" calcext:value-type="date">
            <text:p>2023-05-19</text:p>
          </table:table-cell>
          <table:table-cell office:value-type="float" office:value="4.12805384952071" calcext:value-type="float">
            <text:p>4.12805384952071</text:p>
          </table:table-cell>
          <table:table-cell office:value-type="float" office:value="0" calcext:value-type="float">
            <text:p>0</text:p>
          </table:table-cell>
          <table:table-cell table:formula="of:=[.D164]+1" office:value-type="date" office:date-value="2023-05-19" calcext:value-type="date">
            <text:p>2023-05-19</text:p>
          </table:table-cell>
        </table:table-row>
        <table:table-row table:style-name="ro1">
          <table:table-cell table:style-name="ce1" office:value-type="date" office:date-value="2023-05-20" calcext:value-type="date">
            <text:p>2023-05-20</text:p>
          </table:table-cell>
          <table:table-cell office:value-type="float" office:value="3.83847480272641" calcext:value-type="float">
            <text:p>3.83847480272641</text:p>
          </table:table-cell>
          <table:table-cell office:value-type="float" office:value="0" calcext:value-type="float">
            <text:p>0</text:p>
          </table:table-cell>
          <table:table-cell table:formula="of:=[.D165]+1" office:value-type="date" office:date-value="2023-05-20" calcext:value-type="date">
            <text:p>2023-05-20</text:p>
          </table:table-cell>
        </table:table-row>
        <table:table-row table:style-name="ro1">
          <table:table-cell table:style-name="ce1" office:value-type="date" office:date-value="2023-05-21" calcext:value-type="date">
            <text:p>2023-05-21</text:p>
          </table:table-cell>
          <table:table-cell office:value-type="float" office:value="2.80482766070533" calcext:value-type="float">
            <text:p>2.80482766070533</text:p>
          </table:table-cell>
          <table:table-cell office:value-type="float" office:value="1.09203285803559" calcext:value-type="float">
            <text:p>1.09203285803559</text:p>
          </table:table-cell>
          <table:table-cell table:formula="of:=[.D166]+1" office:value-type="date" office:date-value="2023-05-21" calcext:value-type="date">
            <text:p>2023-05-21</text:p>
          </table:table-cell>
        </table:table-row>
        <table:table-row table:style-name="ro1">
          <table:table-cell table:style-name="ce1" office:value-type="date" office:date-value="2023-05-22" calcext:value-type="date">
            <text:p>2023-05-22</text:p>
          </table:table-cell>
          <table:table-cell office:value-type="float" office:value="3.0487322371941" calcext:value-type="float">
            <text:p>3.0487322371941</text:p>
          </table:table-cell>
          <table:table-cell office:value-type="float" office:value="2.91658068466251" calcext:value-type="float">
            <text:p>2.91658068466251</text:p>
          </table:table-cell>
          <table:table-cell table:formula="of:=[.D167]+1" office:value-type="date" office:date-value="2023-05-22" calcext:value-type="date">
            <text:p>2023-05-22</text:p>
          </table:table-cell>
        </table:table-row>
        <table:table-row table:style-name="ro1">
          <table:table-cell table:style-name="ce1" office:value-type="date" office:date-value="2023-05-23" calcext:value-type="date">
            <text:p>2023-05-23</text:p>
          </table:table-cell>
          <table:table-cell office:value-type="float" office:value="2.90925281684343" calcext:value-type="float">
            <text:p>2.90925281684343</text:p>
          </table:table-cell>
          <table:table-cell office:value-type="float" office:value="3.28549687786498" calcext:value-type="float">
            <text:p>3.28549687786498</text:p>
          </table:table-cell>
          <table:table-cell table:formula="of:=[.D168]+1" office:value-type="date" office:date-value="2023-05-23" calcext:value-type="date">
            <text:p>2023-05-23</text:p>
          </table:table-cell>
        </table:table-row>
        <table:table-row table:style-name="ro1">
          <table:table-cell table:style-name="ce1" office:value-type="date" office:date-value="2023-05-24" calcext:value-type="date">
            <text:p>2023-05-24</text:p>
          </table:table-cell>
          <table:table-cell office:value-type="float" office:value="2.43529044531172" calcext:value-type="float">
            <text:p>2.43529044531172</text:p>
          </table:table-cell>
          <table:table-cell office:value-type="float" office:value="3.31469877029762" calcext:value-type="float">
            <text:p>3.31469877029762</text:p>
          </table:table-cell>
          <table:table-cell table:formula="of:=[.D169]+1" office:value-type="date" office:date-value="2023-05-24" calcext:value-type="date">
            <text:p>2023-05-24</text:p>
          </table:table-cell>
        </table:table-row>
        <table:table-row table:style-name="ro1">
          <table:table-cell table:style-name="ce1" office:value-type="date" office:date-value="2023-05-25" calcext:value-type="date">
            <text:p>2023-05-25</text:p>
          </table:table-cell>
          <table:table-cell office:value-type="float" office:value="2.20465166146213" calcext:value-type="float">
            <text:p>2.20465166146213</text:p>
          </table:table-cell>
          <table:table-cell office:value-type="float" office:value="4.05910669408408" calcext:value-type="float">
            <text:p>4.05910669408408</text:p>
          </table:table-cell>
          <table:table-cell table:formula="of:=[.D170]+1" office:value-type="date" office:date-value="2023-05-25" calcext:value-type="date">
            <text:p>2023-05-25</text:p>
          </table:table-cell>
        </table:table-row>
        <table:table-row table:style-name="ro1">
          <table:table-cell table:style-name="ce1" office:value-type="date" office:date-value="2023-05-26" calcext:value-type="date">
            <text:p>2023-05-26</text:p>
          </table:table-cell>
          <table:table-cell office:value-type="float" office:value="3.46784271732808" calcext:value-type="float">
            <text:p>3.46784271732808</text:p>
          </table:table-cell>
          <table:table-cell office:value-type="float" office:value="5.54099087066049" calcext:value-type="float">
            <text:p>5.54099087066049</text:p>
          </table:table-cell>
          <table:table-cell table:formula="of:=[.D171]+1" office:value-type="date" office:date-value="2023-05-26" calcext:value-type="date">
            <text:p>2023-05-26</text:p>
          </table:table-cell>
        </table:table-row>
        <table:table-row table:style-name="ro1">
          <table:table-cell table:style-name="ce1" office:value-type="date" office:date-value="2023-05-27" calcext:value-type="date">
            <text:p>2023-05-27</text:p>
          </table:table-cell>
          <table:table-cell office:value-type="float" office:value="3.61408322070946" calcext:value-type="float">
            <text:p>3.61408322070946</text:p>
          </table:table-cell>
          <table:table-cell office:value-type="float" office:value="6.23578313296165" calcext:value-type="float">
            <text:p>6.23578313296165</text:p>
          </table:table-cell>
          <table:table-cell table:formula="of:=[.D172]+1" office:value-type="date" office:date-value="2023-05-27" calcext:value-type="date">
            <text:p>2023-05-27</text:p>
          </table:table-cell>
        </table:table-row>
        <table:table-row table:style-name="ro1">
          <table:table-cell table:style-name="ce1" office:value-type="date" office:date-value="2023-05-28" calcext:value-type="date">
            <text:p>2023-05-28</text:p>
          </table:table-cell>
          <table:table-cell office:value-type="float" office:value="3.10664668352484" calcext:value-type="float">
            <text:p>3.10664668352484</text:p>
          </table:table-cell>
          <table:table-cell office:value-type="float" office:value="6.02616997279467" calcext:value-type="float">
            <text:p>6.02616997279467</text:p>
          </table:table-cell>
          <table:table-cell table:formula="of:=[.D173]+1" office:value-type="date" office:date-value="2023-05-28" calcext:value-type="date">
            <text:p>2023-05-28</text:p>
          </table:table-cell>
        </table:table-row>
        <table:table-row table:style-name="ro1">
          <table:table-cell table:style-name="ce1" office:value-type="date" office:date-value="2023-05-29" calcext:value-type="date">
            <text:p>2023-05-29</text:p>
          </table:table-cell>
          <table:table-cell office:value-type="float" office:value="2.88962848553337" calcext:value-type="float">
            <text:p>2.88962848553337</text:p>
          </table:table-cell>
          <table:table-cell office:value-type="float" office:value="5.99696808036203" calcext:value-type="float">
            <text:p>5.99696808036203</text:p>
          </table:table-cell>
          <table:table-cell table:formula="of:=[.D174]+1" office:value-type="date" office:date-value="2023-05-29" calcext:value-type="date">
            <text:p>2023-05-29</text:p>
          </table:table-cell>
        </table:table-row>
        <table:table-row table:style-name="ro1">
          <table:table-cell table:style-name="ce1" office:value-type="date" office:date-value="2023-05-30" calcext:value-type="date">
            <text:p>2023-05-30</text:p>
          </table:table-cell>
          <table:table-cell office:value-type="float" office:value="2.53968876421645" calcext:value-type="float">
            <text:p>2.53968876421645</text:p>
          </table:table-cell>
          <table:table-cell office:value-type="float" office:value="5.25256015657557" calcext:value-type="float">
            <text:p>5.25256015657557</text:p>
          </table:table-cell>
          <table:table-cell table:formula="of:=[.D175]+1" office:value-type="date" office:date-value="2023-05-30" calcext:value-type="date">
            <text:p>2023-05-30</text:p>
          </table:table-cell>
        </table:table-row>
        <table:table-row table:style-name="ro1">
          <table:table-cell table:style-name="ce1" office:value-type="date" office:date-value="2023-05-31" calcext:value-type="date">
            <text:p>2023-05-31</text:p>
          </table:table-cell>
          <table:table-cell office:value-type="float" office:value="1.19416630803907" calcext:value-type="float">
            <text:p>1.19416630803907</text:p>
          </table:table-cell>
          <table:table-cell office:value-type="float" office:value="2.67864312196357" calcext:value-type="float">
            <text:p>2.67864312196357</text:p>
          </table:table-cell>
          <table:table-cell table:formula="of:=[.D176]+1" office:value-type="date" office:date-value="2023-05-31" calcext:value-type="date">
            <text:p>2023-05-31</text:p>
          </table:table-cell>
        </table:table-row>
        <table:table-row table:style-name="ro1">
          <table:table-cell table:style-name="ce1" office:value-type="date" office:date-value="2023-06-01" calcext:value-type="date">
            <text:p>2023-06-01</text:p>
          </table:table-cell>
          <table:table-cell office:value-type="float" office:value="0.44162577831695" calcext:value-type="float">
            <text:p>0.44162577831695</text:p>
          </table:table-cell>
          <table:table-cell office:value-type="float" office:value="0.159303033035487" calcext:value-type="float">
            <text:p>0.159303033035487</text:p>
          </table:table-cell>
          <table:table-cell table:formula="of:=[.D177]+1" office:value-type="date" office:date-value="2023-06-01" calcext:value-type="date">
            <text:p>2023-06-01</text:p>
          </table:table-cell>
        </table:table-row>
        <table:table-row table:style-name="ro1" table:number-rows-repeated="104839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3T16:02:30.404000154</dc:date>
    <meta:editing-duration>PT32M19S</meta:editing-duration>
    <meta:editing-cycles>4</meta:editing-cycles>
    <meta:generator>LibreOffice/7.4.4.2$Linux_X86_64 LibreOffice_project/40$Build-2</meta:generator>
    <meta:document-statistic meta:table-count="2" meta:cell-count="1245" meta:object-count="0"/>
  </office:meta>
</office:document-meta>
</file>